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4" style:family="paragraph" style:parent-style-name="Цитата_20_-_20_автор">
      <style:text-properties style:use-window-font-color="true"/>
    </style:style>
    <style:style style:name="P45" style:family="paragraph" style:parent-style-name="Цитата_20_-_20_автор">
      <style:text-properties fo:language="ru" fo:country="RU"/>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paragraph-properties fo:margin-top="0.706cm" fo:margin-bottom="0.706cm"/>
      <style:text-properties style:use-window-font-color="true"/>
    </style:style>
    <style:style style:name="P50" style:family="paragraph" style:parent-style-name="Subtitle">
      <style:paragraph-properties fo:margin-top="0.706cm" fo:margin-bottom="0.706cm"/>
      <style:text-properties style:use-window-font-color="true" fo:font-weight="normal" style:font-weight-asian="normal" style:font-weight-complex="normal"/>
    </style:style>
    <style:style style:name="P51" style:family="paragraph" style:parent-style-name="Эпиграф_20_-_20_автор">
      <style:text-properties style:use-window-font-color="true"/>
    </style:style>
    <style:style style:name="P52" style:family="paragraph" style:parent-style-name="Quotations">
      <style:text-properties style:use-window-font-color="true"/>
    </style:style>
    <style:style style:name="P53" style:family="paragraph" style:parent-style-name="Quotations">
      <style:paragraph-properties fo:text-align="justify" style:justify-single-word="false"/>
      <style:text-properties style:use-window-font-color="true"/>
    </style:style>
    <style:style style:name="P54" style:family="paragraph" style:parent-style-name="Quotations">
      <style:paragraph-properties fo:text-align="justify" style:justify-single-word="false"/>
      <style:text-properties style:use-window-font-color="true" fo:background-color="#ffffff"/>
    </style:style>
    <style:style style:name="P55" style:family="paragraph" style:parent-style-name="Quotations">
      <style:paragraph-properties fo:text-align="justify" style:justify-single-word="false"/>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Standard">
      <style:paragraph-properties fo:break-before="page"/>
      <style:text-properties fo:color="#ff3333" fo:font-style="normal" style:font-style-asian="normal" style:font-style-complex="normal"/>
    </style:style>
    <style:style style:name="P62"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3" style:family="paragraph" style:parent-style-name="Text_20_body">
      <style:paragraph-properties fo:margin-left="0cm" fo:margin-right="0cm" fo:text-indent="0cm" style:auto-text-indent="false"/>
      <style:text-properties style:use-window-font-color="true" style:text-underline-style="none"/>
    </style:style>
    <style:style style:name="P64"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5" style:family="paragraph" style:parent-style-name="Caption">
      <style:text-properties fo:font-weight="normal" style:font-weight-asian="normal" style:font-weight-complex="normal"/>
    </style:style>
    <style:style style:name="P66" style:family="paragraph" style:parent-style-name="Standard">
      <style:text-properties style:use-window-font-color="true" style:text-underline-style="none"/>
    </style:style>
    <style:style style:name="P67" style:family="paragraph" style:parent-style-name="Table_20_Contents">
      <style:paragraph-properties fo:text-align="justify" style:justify-single-word="false"/>
      <style:text-properties style:font-name="Verdana1"/>
    </style:style>
    <style:style style:name="P68"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3" style:family="paragraph" style:parent-style-name="Footnote">
      <style:text-properties fo:font-weight="bold" style:font-weight-asian="bold" style:font-weight-complex="bold"/>
    </style:style>
    <style:style style:name="P74" style:family="paragraph" style:parent-style-name="Heading_20_1" style:master-page-name="Right_20_Page">
      <style:paragraph-properties style:page-number="3"/>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font-weight="bold" style:font-weight-asian="bold" style:font-weight-complex="bold"/>
    </style:style>
    <style:style style:name="P78" style:family="paragraph" style:parent-style-name="Heading_20_3">
      <style:paragraph-properties fo:break-before="page"/>
    </style:style>
    <style:style style:name="P79" style:family="paragraph" style:parent-style-name="Heading_20_4">
      <style:paragraph-properties fo:break-before="page"/>
    </style:style>
    <style:style style:name="P80" style:family="paragraph" style:parent-style-name="Quotations" style:list-style-name="L3">
      <style:paragraph-properties fo:margin-left="0.998cm" fo:margin-right="0.998cm" fo:text-indent="0cm" style:auto-text-indent="false"/>
      <style:text-properties fo:language="ru" fo:country="RU"/>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Subtitle">
      <style:text-properties style:use-window-font-color="true"/>
    </style:style>
    <style:style style:name="P83" style:family="paragraph" style:parent-style-name="Subtitle">
      <style:text-properties style:use-window-font-color="true" fo:font-style="normal" style:font-style-asian="normal" style:font-style-complex="normal"/>
    </style:style>
    <style:style style:name="P84" style:family="paragraph" style:parent-style-name="Subtitle">
      <style:paragraph-properties fo:margin-top="0.706cm" fo:margin-bottom="0.706cm"/>
      <style:text-properties style:use-window-font-color="true"/>
    </style:style>
    <style:style style:name="P85" style:family="paragraph" style:parent-style-name="Text_20_body" style:list-style-name="диалог"/>
    <style:style style:name="P86" style:family="paragraph" style:parent-style-name="Text_20_body">
      <style:text-properties style:use-window-font-color="true"/>
    </style:style>
    <style:style style:name="P87" style:family="paragraph" style:parent-style-name="Text_20_body">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List_20_1">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3" style:family="paragraph" style:parent-style-name="Text_20_body" style:list-style-name="диалог">
      <style:text-properties style:use-window-font-color="true"/>
    </style:style>
    <style:style style:name="P94" style:family="paragraph" style:parent-style-name="Text_20_body" style:list-style-name="List_20_1">
      <style:text-properties style:use-window-font-color="true"/>
    </style:style>
    <style:style style:name="P95" style:family="paragraph" style:parent-style-name="Text_20_body" style:list-style-name="список_20_перечисление">
      <style:text-properties style:use-window-font-color="true"/>
    </style:style>
    <style:style style:name="P96" style:family="paragraph" style:parent-style-name="Text_20_body" style:list-style-name="диалог">
      <style:text-properties style:use-window-font-color="true" fo:font-weight="normal" style:font-weight-asian="normal" style:font-weight-complex="normal"/>
    </style:style>
    <style:style style:name="P97" style:family="paragraph" style:parent-style-name="Text_20_body" style:list-style-name="List_20_1">
      <style:text-properties style:use-window-font-color="true" fo:font-weight="normal" style:font-weight-asian="normal" style:font-weight-complex="normal"/>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text-properties style:use-window-font-color="true" fo:font-style="normal" style:font-style-asian="normal" style:font-style-complex="normal"/>
    </style:style>
    <style:style style:name="P109" style:family="paragraph" style:parent-style-name="Text_20_body" style:list-style-name="диалог">
      <style:text-properties style:use-window-font-color="true" fo:font-style="normal" style:font-style-asian="normal" style:font-style-complex="normal"/>
    </style:style>
    <style:style style:name="P1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1" style:family="paragraph" style:parent-style-name="Text_20_body">
      <style:text-properties style:use-window-font-color="true" fo:font-weight="bold" style:font-weight-asian="bold" style:font-weight-complex="bold"/>
    </style:style>
    <style:style style:name="P112" style:family="paragraph" style:parent-style-name="Text_20_body" style:list-style-name="List_20_1">
      <style:text-properties style:use-window-font-color="true" fo:font-weight="bold" style:font-weight-asian="bold" style:font-weight-complex="bold"/>
    </style:style>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List_20_1"/>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список_20_перечисление">
      <style:text-properties fo:language="ru" fo:country="RU"/>
    </style:style>
    <style:style style:name="P124" style:family="paragraph" style:parent-style-name="Text_20_body" style:list-style-name="List_20_4">
      <style:text-properties fo:language="ru" fo:country="RU" fo:font-weight="bold" style:font-weight-asian="bold" style:font-weight-complex="bold"/>
    </style:style>
    <style:style style:name="P125" style:family="paragraph" style:parent-style-name="Text_20_body" style:list-style-name="List_20_5">
      <style:text-properties fo:language="ru" fo:country="RU"/>
    </style:style>
    <style:style style:name="P126" style:family="paragraph" style:parent-style-name="Text_20_body" style:list-style-name="List_20_2"/>
    <style:style style:name="P127" style:family="paragraph" style:parent-style-name="Text_20_body" style:list-style-name="List_20_2">
      <style:text-properties fo:font-weight="bold" style:font-weight-asian="bold" style:font-weight-complex="bold"/>
    </style:style>
    <style:style style:name="P128" style:family="paragraph" style:parent-style-name="Text_20_body" style:list-style-name="List_20_1">
      <style:text-properties fo:font-weight="bold" style:font-weight-asian="bold" style:font-weight-complex="bold"/>
    </style:style>
    <style:style style:name="P129" style:family="paragraph" style:parent-style-name="Text_20_body">
      <style:text-properties fo:font-weight="normal" style:font-weight-asian="normal" style:font-weight-complex="normal"/>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ist_20_4"/>
    <style:style style:name="P134" style:family="paragraph" style:parent-style-name="Text_20_body" style:list-style-name="List_20_5">
      <style:text-properties fo:font-style="italic" style:font-style-asian="italic" style:font-style-complex="italic"/>
    </style:style>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text-properties style:text-underline-style="solid" style:text-underline-width="auto" style:text-underline-color="font-color"/>
    </style:style>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2"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3"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4"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fo:language="ru" fo:country="RU" style:text-underline-style="none"/>
    </style:style>
    <style:style style:name="T21" style:family="text">
      <style:text-properties style:use-window-font-color="true"/>
    </style:style>
    <style:style style:name="T22" style:family="text">
      <style:text-properties style:use-window-font-color="true" style:font-name="Verdana5" fo:font-size="14pt" style:font-size-asian="14pt" style:font-size-complex="14pt" style:language-complex="ru" style:country-complex="RU"/>
    </style:style>
    <style:style style:name="T23" style:family="text">
      <style:text-properties style:use-window-font-color="true" style:font-name="Verdana5" style:language-complex="ru" style:country-complex="RU"/>
    </style:style>
    <style:style style:name="T24" style:family="text">
      <style:text-properties style:use-window-font-color="true" fo:font-weight="bold" style:font-weight-asian="bold" style:font-weight-complex="bold"/>
    </style:style>
    <style:style style:name="T25" style:family="text">
      <style:text-properties style:use-window-font-color="true" style:language-complex="ru" style:country-complex="RU"/>
    </style:style>
    <style:style style:name="T26" style:family="text">
      <style:text-properties style:use-window-font-color="true" fo:font-style="italic" style:font-style-asian="italic" style:font-style-complex="italic"/>
    </style:style>
    <style:style style:name="T27" style:family="text">
      <style:text-properties style:use-window-font-color="true" fo:font-style="italic" fo:background-color="#ffffff" style:font-style-asian="italic" style:font-style-complex="italic"/>
    </style:style>
    <style:style style:name="T28" style:family="text">
      <style:text-properties style:use-window-font-color="true" fo:font-style="normal" style:font-style-asian="normal" style:font-style-complex="normal"/>
    </style:style>
    <style:style style:name="T29" style:family="text">
      <style:text-properties style:use-window-font-color="true" style:text-line-through-style="none"/>
    </style:style>
    <style:style style:name="T30" style:family="text">
      <style:text-properties style:use-window-font-color="true" style:text-line-through-style="none" style:text-underline-style="none"/>
    </style:style>
    <style:style style:name="T31" style:family="text">
      <style:text-properties style:use-window-font-color="true" fo:font-weight="normal" style:font-weight-asian="normal" style:font-weight-complex="normal"/>
    </style:style>
    <style:style style:name="T32" style:family="text">
      <style:text-properties style:use-window-font-color="true" style:text-underline-style="none"/>
    </style:style>
    <style:style style:name="T33" style:family="text">
      <style:text-properties style:use-window-font-color="true" style:text-underline-style="none" fo:font-weight="bold" style:font-weight-asian="bold" style:font-weight-complex="bold"/>
    </style:style>
    <style:style style:name="T34" style:family="text">
      <style:text-properties style:use-window-font-color="true" fo:background-color="#ffffff"/>
    </style:style>
    <style:style style:name="T35" style:family="text">
      <style:text-properties style:use-window-font-color="true" fo:language="ru" fo:country="RU"/>
    </style:style>
    <style:style style:name="T36" style:family="text">
      <style:text-properties style:use-window-font-color="true" fo:language="ru" fo:country="RU" fo:background-color="#ffffff"/>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en" fo:country="US"/>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normal" fo:font-weight="normal" style:font-style-asian="normal" style:font-weight-asian="normal" style:font-style-complex="normal" style:font-weight-complex="normal"/>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bold" style:font-weight-asian="bold" style:font-weight-complex="bold"/>
    </style:style>
    <style:style style:name="T45"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6"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7"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8" style:family="text">
      <style:text-properties fo:color="#ff3333"/>
    </style:style>
    <style:style style:name="T49" style:family="text">
      <style:text-properties fo:color="#ff3333" fo:language="ru" fo:country="RU" fo:font-style="normal" fo:font-weight="normal" style:font-style-asian="normal" style:font-weight-asian="normal" style:font-style-complex="normal" style:font-weight-complex="normal"/>
    </style:style>
    <style:style style:name="T50" style:family="text">
      <style:text-properties fo:color="#ff3333" fo:font-style="normal" fo:font-weight="normal" style:font-style-asian="normal" style:font-weight-asian="normal" style:font-style-complex="normal" style:font-weight-complex="normal"/>
    </style:style>
    <style:style style:name="T51" style:family="text">
      <style:text-properties fo:color="#ff3333" fo:language="en" fo:country="US" fo:font-style="normal" fo:font-weight="normal" style:font-style-asian="normal" style:font-weight-asian="normal" style:font-style-complex="normal" style:font-weight-complex="normal"/>
    </style:style>
    <style:style style:name="T52" style:family="text">
      <style:text-properties fo:language="uk" fo:country="UA" fo:font-style="normal" style:font-style-asian="normal" style:font-style-complex="normal"/>
    </style:style>
    <style:style style:name="T53" style:family="text">
      <style:text-properties fo:language="uk" fo:country="UA" fo:font-style="normal" fo:font-weight="normal" style:font-style-asian="normal" style:font-weight-asian="normal" style:font-style-complex="normal" style:font-weight-complex="normal"/>
    </style:style>
    <style:style style:name="T54" style:family="text">
      <style:text-properties fo:background-color="#ffffff"/>
    </style:style>
    <style:style style:name="T55" style:family="text">
      <style:text-properties style:font-name="Verdana1" fo:language="ru" fo:country="RU"/>
    </style:style>
    <style:style style:name="T56" style:family="text">
      <style:text-properties fo:background-color="transparent"/>
    </style:style>
    <style:style style:name="T57"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2">Янина Каминская</text:span></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2"/></text:span></text:p>
      <text:p text:style-name="P2"><text:span text:style-name="Default_20_Paragraph_20_Font"><text:span text:style-name="T23"><text:s/></text:span></text:span></text:p>
      <text:p text:style-name="Caption">Реквием по любви</text:p>
      <text:p text:style-name="P65">или</text:p>
      <text:p text:style-name="P65">мемуары о манипуляторе</text:p>
      <text:h text:style-name="P74"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1">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5504986960268812133" text:style-name="диалог">
        <text:list-item>
          <text:p text:style-name="P88">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6481351902116984829" text:style-name="список_20_перечисление">
        <text:list-item>
          <text:p text:style-name="P89"><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89">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5038748624131895501" text:style-name="L1">
        <text:list-item>
          <text:p text:style-name="P90">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совершаемые действия вашей пары;</text:p>
        </text:list-item>
        <text:list-item>
          <text:p text:style-name="P90">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0">Ваши чувства и настроение зависят от вашего партнера. Вы часто готовы промолчать, чтобы угодить ему;</text:p>
        </text:list-item>
        <text:list-item>
          <text:p text:style-name="P90">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0">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47">*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39326958" text:continue-list="list5504986960268812133" text:style-name="диалог">
        <text:list-item>
          <text:p text:style-name="P88">Ты переживаешь напрасно!</text:p>
        </text:list-item>
      </text:list>
      <text:p text:style-name="P11">Или:</text:p>
      <text:list xml:id="list39347663" text:continue-numbering="true" text:style-name="диалог">
        <text:list-item>
          <text:p text:style-name="P88">Тебе нужно просто успокоиться!</text:p>
        </text:list-item>
      </text:list>
      <text:p text:style-name="P11">А если ваши отношения уже закончились, то вы, скорее всего, в отчаянии, но слышите:</text:p>
      <text:list xml:id="list39329618" text:continue-numbering="true" text:style-name="диалог">
        <text:list-item>
          <text:p text:style-name="P88">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pan text:style-name="T21">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1">психопатом</text:span></text:span><text:span text:style-name="T21">.</text:span></text:p>
      <text:p text:style-name="P47"><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0">de —</text:span><text:span text:style-name="T14"> отсутствие, от фр. </text:span><text:span text:style-name="T40">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4">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67</dc:date><text:p text:style-name="P146"><text:span text:style-name="T57">эмпатия</text:span></text:p><text:p text:style-name="P146"><text:span text:style-name="T57">эмпатии</text:span></text:p><text:p text:style-name="P146"><text:span text:style-name="T57">«эмпатия»</text:span></text:p></office:annotation>«Э<text:span text:style-name="T56">мпатия»</text:span><office:annotation-end office:name="__Annotation__11825_1188893767"/>. </text:p>
      <text:p text:style-name="P24"><text:span text:style-name="T34">Эмпатия (</text:span><text:span text:style-name="T27">от </text:span><text:a xlink:type="simple" xlink:href="https://ru.wikipedia.org/wiki/Греческий_язык" text:style-name="Internet_20_link" text:visited-style-name="Visited_20_Internet_20_Link"><text:span text:style-name="T45">греч.</text:span></text:a><text:span text:style-name="T46"> </text:span><text:span text:style-name="T45">empatheia</text:span><text:span text:style-name="T47"> </text:span><text:span text:style-name="T27">— страсть, сопереживание, чувство</text:span><text:span text:style-name="T34">) – </text:span><text:span text:style-name="T36">это способность осознанно </text:span><text:span text:style-name="T36">переживать эмоциональное состояние другого человека. Э</text:span><text:span text:style-name="T34">то, так сказать, социальный механизм, который помогает сопереживать.</text:span></text:p>
      <text:p text:style-name="P10">Существует несколько видов эмпатии:</text:p>
      <text:list xml:id="list39331268" text:continue-list="list6481351902116984829" text:style-name="список_20_перечисление">
        <text:list-item>
          <text:p text:style-name="P92">эмоциональная эмпатия— основана на механизмах проекции и подражания реакциям другого человека;</text:p>
        </text:list-item>
        <text:list-item>
          <text:p text:style-name="P92">когнитивная эмпатия — сравнение, аналогия;</text:p>
        </text:list-item>
        <text:list-item>
          <text:p text:style-name="P92">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69</dc:date><text:p text:style-name="P146"><text:span text:style-name="T57">«психоанализ»</text:span></text:p><text:p text:style-name="P146"><text:span text:style-name="T57">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4">«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10"><text:soft-page-break/>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text:soft-page-break/>*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0">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4"><text:span text:style-name="T31">Итак, расстройство</text:span><text:span text:style-name="_31__20_Text"><text:span text:style-name="T31"> личности</text:span></text:span><text:span text:style-name="T31"> </text:span><text:span text:style-name="T21">— это не до конца сформированная психика человека. Это патология нервной системы, по разным причинам возникшая </text:span><text:span text:style-name="T21">при не</text:span><text:span text:style-name="T21">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326514"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3722595534070952040" text:style-name="L2">
        <text:list-header>
          <text:p text:style-name="P114"><text:span text:style-name="Default_20_Paragraph_20_Font"><text:span text:style-name="T25"/></text:span></text:p>
        </text:list-header>
      </text:list>
      <text:p text:style-name="P58">«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4">Американский психиатр-криминолог Харви Клекли, «Маска нормальности»</text:p>
      <text:p text:style-name="Subtitle"><text:span text:style-name="Default_20_Paragraph_20_Font"><text:span text:style-name="T25">*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9</dc:date><text:p><text:span text:style-name="T57">«расстройство личности»</text:span></text:p><text:p><text:span text:style-name="T57">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7"><text:soft-page-break/>*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69</dc:date><text:p text:style-name="P146"><text:span text:style-name="T58">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text:soft-page-break/>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7">*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70</dc:date><text:p text:style-name="P146"><text:span text:style-name="T58">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336858" text:continue-list="list39329618"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3">Обычный, не психологический анализ не может удовлетворительно объяснить такое послушание...»</text:p>
      <text:p text:style-name="P55"><text:span text:style-name="Default_20_Paragraph_20_Font"><text:span text:style-name="T25"/></text:span></text:p>
      <text:p text:style-name="P24"><text:span text:style-name="T21">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6">специально разра</text:span><text:span text:style-name="T26">ботанным </text:span><text:span text:style-name="_30__20_Text"><text:span text:style-name="T26">методом</text:span></text:span><text:span text:style-name="T21">, с целью уничтожить человеческое досто</text:span><text:soft-page-break/><text:span text:style-name="T21">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4">Х. Арендт, «Банальность зла: Эйхман в Иерусалиме»</text:p>
      <text:p text:style-name="P44"/>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21">Вы пришли в супермаркет за колбасой. Вас встречает милая девушка и приглашает вас проде</text:span><text:span text:style-name="T21">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1">купить</text:span></text:span><text:span text:style-name="T21">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344004" text:continue-list="list39326514"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h text:style-name="P75" text:outline-level="1"><text:s/>Часть 1. <text:line-break/>Воспоминания</text:h>
      <text:p text:style-name="P62"/>
      <text:h text:style-name="P76"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6"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341786" text:continue-list="list39336858" text:style-name="диалог">
        <text:list-item>
          <text:p text:style-name="P88">У меня де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331927" text:continue-numbering="true" text:style-name="диалог">
        <text:list-item>
          <text:p text:style-name="P88">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336789" text:continue-numbering="true" text:style-name="диалог">
        <text:list-item>
          <text:p text:style-name="P88">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340594"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8">Это еще один пунктик, на который нужно обратить особое внимание — е</text:span></text:span><text:span text:style-name="T28">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8">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7"><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9326606"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21">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1">Если</text:span></text:span><text:span text:style-name="T21"> я приеду — </text:span><text:span text:style-name="_30__20_Text"><text:span text:style-name="T21">то</text:span></text:span><text:span text:style-name="T21"> буду приставать», прекрасно понимая, что мне и в голову не придет </text:span><text:span text:style-name="T21">ему ответить что-то вроде: «А, да? Ну тогда не приезжай!»</text:span></text:p>
      <text:p text:style-name="P24"><text:span text:style-name="T21">Либо так — либо так. А теперь смотрим чего он этим добился — </text:span><text:span text:style-name="_30__20_Text"><text:span text:style-name="T21">я приняла решение</text:span></text:span><text:span text:style-name="T21">. Меня не спрашивали и не ста</text:span><text:soft-page-break/><text:span text:style-name="T21">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28">Оказалось, что он сошелся со своей девушкой. Да, е</text:span><text:span text:style-name="_30__20_Text"><text:span text:style-name="T28">го отношения на тот момент еще были</text:span></text:span><text:span text:style-name="T28">. Бесповоротно заканчивались, но еще были. И он уехал. На полгода.</text:span></text:p>
      <text:h text:style-name="P76"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9333203"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9335785"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70</dc:date><text:p text:style-name="P146"><text:span text:style-name="T58">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331884" text:continue-numbering="true" text:style-name="диалог">
        <text:list-item>
          <text:p text:style-name="P88">Останешься?</text:p>
        </text:list-item>
        <text:list-item>
          <text:p text:style-name="P88">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21">Он спросил меня, останусь ли я... Он просто поинтересовался. Своим «останусь» — я </text:span><text:span text:style-name="_30__20_Text"><text:span text:style-name="T21">опять приняла </text:span></text:span><text:span text:style-name="_30__20_Text"><text:span text:style-name="T28">решение. О</text:span></text:span><text:span text:style-name="T28">н</text:span><text:span text:style-name="T21">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21">Это завуалированное странное внимание воспринимается жертвой, как «да». Жертва начинает </text:span><text:span text:style-name="T21">строить отношения, еще не понимая, что делает это </text:span><text:span text:style-name="_30__20_Text"><text:span text:style-name="T21">одна</text:span></text:span><text:span text:style-name="T21"> и </text:span><text:span text:style-name="_30__20_Text"><text:span text:style-name="T21">для него</text:span></text:span><text:span text:style-name="T21">.</text:span></text:p>
      <text:p text:style-name="P24"><text:span text:style-name="T21">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6">подходящий</text:span><text:span text:style-name="T21">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6"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39">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4">off/on</text:span><text:span text:style-name="T7">»</text:span>, О. Робски, описывающая мир глазами влюбленной женщины и глазами циничного мужчины.</text:p></text:note-body></text:note>».</text:p>
      <text:p text:style-name="P24"><text:span text:style-name="T21">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1">себе</text:span></text:span><text:span text:style-name="_30__20_Text"><text:span text:style-name="T28"> же</text:span></text:span><text:span text:style-name="T21"> купил по пути ко мне, но всегда угощался. Мама как-то спросила меня:</text:span></text:p>
      <text:list xml:id="list39332162" text:continue-numbering="true" text:style-name="диалог">
        <text:list-item>
          <text:p text:style-name="P88">А что он приносит? Конфеты, вино?...</text:p>
        </text:list-item>
        <text:list-item>
          <text:p text:style-name="P88">Ничего, — ответила я.</text:p>
        </text:list-item>
        <text:list-item>
          <text:p text:style-name="P88"><text:soft-page-break/>Как? Что, приходит с пустыми руками?!</text:p>
        </text:list-item>
        <text:list-item>
          <text:p text:style-name="P88">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70</dc:date><text:p text:style-name="P146"><text:span text:style-name="T58">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70</dc:date><text:p><text:span text:style-name="T58"><text:s/></text:span><text:span text:style-name="T58">,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9">Domestos'</text:span><text:span text:style-name="T13">а</text:span><text:span text:style-name="T39">.</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0">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39">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7"><text:soft-page-break/>* * *</text:p>
      <text:p text:style-name="P11">Первое время все было хорошо. Обнимая меня он часто говорил:</text:p>
      <text:list xml:id="list39348883" text:continue-numbering="true" text:style-name="диалог">
        <text:list-item>
          <text:p text:style-name="P88">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6"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1">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345375" text:continue-numbering="true" text:style-name="диалог">
        <text:list-item>
          <text:p text:style-name="P88">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0</dc:date><text:p text:style-name="P146"><text:span text:style-name="T58">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327598" text:continue-numbering="true" text:style-name="диалог">
        <text:list-item>
          <text:p text:style-name="P88">Ты же знаешь — я интроверт. Давай потом.</text:p>
        </text:list-item>
      </text:list>
      <text:p text:style-name="P47">*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21">На мой вопрос: «Как это понимать?», он ответил, что это ничего не значит, и, как и всегда, замял эту тему. Я</text:span><text:span text:style-name="_30__20_Text"><text:span text:style-name="T28"> даже не поняла, как он так просто ушел от объяснений</text:span></text:span><text:span text:style-name="T28">!</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21">Так или иначе, его отношение и поведение тогда говорило мне о том, что </text:span><text:span text:style-name="_30__20_Text"><text:span text:style-name="T21">со мной что-то не так.</text:span></text:span><text:span text:style-name="T21">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21">Замешательство! Еще вчера все было хорошо, но уже сегодня что-то не так. Что не так? Что-то во мне? Ну да, раз </text:span><text:span text:style-name="_30__20_Text"><text:span text:style-name="T28">он</text:span></text:span><text:span text:style-name="T21"> отстранился. А что во мне не так? Я не подхожу ему в постели? Может я что-то сказала глупое, или обидела </text:span><text:soft-page-break/><text:span text:style-name="T21">чем? А может ему понравилась другая девочка? Или он понял, что не готов к серьезным отношениям?..</text:span></text:p>
      <text:p text:style-name="P24"><text:span text:style-name="T21">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1">,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9343839"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21">Конечно меня это обижало. Конечно, я обижалась, но — </text:span><text:span text:style-name="T26">старалась</text:span><text:span text:style-name="T21">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8"> </text:span><text:span text:style-name="_30__20_Text"><text:span text:style-name="T28">мне ничего не нужно — я</text:span></text:span><text:span text:style-name="T21">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21">Получается, что кто-то </text:span><text:span text:style-name="_30__20_Text"><text:span text:style-name="T21">одна</text:span></text:span><text:span text:style-name="T21"> из нас хочет близости, стремясь к нормальным отношениям, прояв</text:span><text:span text:style-name="T21">ляет инициативу, ничего не получает, остается </text:span><text:span text:style-name="T21">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9330032" text:continue-numbering="true" text:style-name="диалог">
        <text:list-item>
          <text:p text:style-name="P88">Мы же живем вместе, что тебе еще надо?!</text:p>
        </text:list-item>
      </text:list>
      <text:p text:style-name="P11">Или:</text:p>
      <text:list xml:id="list39348354" text:continue-numbering="true" text:style-name="диалог">
        <text:list-item>
          <text:p text:style-name="P88">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1">У меня в руках был меч, но сражалась я с ветром<office:annotation office:name="__Annotation__13257_37434062"><dc:creator>Яна </dc:creator><dc:date>2018-02-22T17:22:39.71</dc:date><text:p text:style-name="P146"><text:span text:style-name="T58">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71</dc:date><text:p text:style-name="P146"><text:span text:style-name="T58">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21">Интроверт, так интроверт. Так забейся ты в чулан и сиди размышляй о жизни! Но нет! Друзья - </text:span><text:span text:style-name="T21">да! Кому-то помочь? Да! Помочь мне — занят! Шпилить — да, потрахаться — занят!..</text:span></text:p>
      <text:p text:style-name="P24"><text:span text:style-name="T21">Я погрузилась в долгие раздумья на тему</text:span><text:span text:style-name="T28"> «Ч</text:span><text:span text:style-name="_30__20_Text"><text:span text:style-name="T28">то со мной не так?»</text:span></text:span><text:span text:style-name="T28">.</text:span><text:span text:style-name="T21">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7"><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21">Это нормально, но! Когда это занятие отбирает </text:span><text:span text:style-name="_30__20_Text"><text:span text:style-name="T21">все</text:span></text:span><text:span text:style-name="T21"> свободное время, отношения перестают быть здоровыми и начинают приносить боль.</text:span></text:p>
      <text:p text:style-name="P24"><text:span text:style-name="T21">Когда один из партнеров </text:span><text:span text:style-name="_30__20_Text"><text:span text:style-name="T21">слишком часто</text:span></text:span><text:span text:style-name="T21">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21">Мои просьбы стали восприниматься в «штыки». Уже тогда он мог пообещать мне что-то сделать, но</text:span><text:span text:style-name="T28"> </text:span><text:span text:style-name="_30__20_Text"><text:span text:style-name="T28">не сдерживал свое слово в самый последний момент</text:span></text:span><text:span text:style-name="T28">.</text:span><text:span text:style-name="T21"> Это порождало во мне ощущение, что меня обманули и вызывало чувство обиды, хоть он и красноречиво описывал причины.</text:span></text:p>
      <text:p text:style-name="P24"><text:span text:style-name="T21">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1">чай. Так было практически каждый раз, когда у</text:span><text:span text:style-name="T28"> </text:span><text:span text:style-name="_30__20_Text"><text:span text:style-name="T28">нас</text:span></text:span><text:span text:style-name="T28"> </text:span><text:span text:style-name="T21">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21">Мы выбираем жанры, характер развлечений и </text:span><text:span text:style-name="_30__20_Text"><text:span text:style-name="T21">людей</text:span></text:span><text:span text:style-name="T21">, сущность которых нам, так или иначе, близка и подходит по ряду качеств. Руководствуясь своим отношением к этим </text:span><text:soft-page-break/><text:span text:style-name="T21">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71</dc:date><text:p text:style-name="P146"><text:span text:style-name="T58">запятая</text:span></text:p></office:annotation>человека, ведь <office:annotation-end office:name="__Annotation__13727_37434062"/>легче понять!</text:p>
      <text:p text:style-name="P24"><text:span text:style-name="T21">И вот тут стоит напомнить об эмпатии. Ведь, говоря простыми словами, эмпатия — это, своего рода, </text:span><text:span text:style-name="_30__20_Text"><text:span text:style-name="T21">способность поставить себя на место другого.</text:span></text:span><text:span text:style-name="T21">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330729" text:continue-numbering="true" text:style-name="диалог">
        <text:list-item>
          <text:p text:style-name="P88">Что ты выдумываешь?</text:p>
        </text:list-item>
      </text:list>
      <text:p text:style-name="P11">Или:</text:p>
      <text:list xml:id="list39351062" text:continue-numbering="true" text:style-name="диалог">
        <text:list-item>
          <text:p text:style-name="P88"><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71</dc:date><text:p text:style-name="P146"><text:span text:style-name="T58">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71</dc:date><text:p text:style-name="P146"><text:span text:style-name="T58">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71</dc:date><text:p text:style-name="P146"><text:span text:style-name="T58">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3">«Большинство людей не видят ловушки, в которой находятся.»</text:p>
      <text:p text:style-name="P44">Роберт Кийосаки</text:p>
      <text:p text:style-name="P44"/>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329505" text:continue-numbering="true" text:style-name="диалог">
        <text:list-item>
          <text:p text:style-name="P88">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7">*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335744" text:continue-numbering="true" text:style-name="диалог">
        <text:list-item>
          <text:p text:style-name="P88">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71</dc:date><text:p text:style-name="P146"><text:span text:style-name="T58">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329059" text:continue-list="list39344004"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7">*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48">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6"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73</dc:date><text:p text:style-name="P146"><text:span text:style-name="T58">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73</dc:date><text:p text:style-name="P146"><text:span text:style-name="T58">,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327726" text:continue-list="list39335744" text:style-name="диалог">
        <text:list-item>
          <text:p text:style-name="P88">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9335402" text:continue-numbering="true" text:style-name="диалог">
        <text:list-item>
          <text:p text:style-name="P88">Уже лучше.</text:p>
        </text:list-item>
        <text:list-item>
          <text:p text:style-name="P88">Ну это уже куда не шло!..</text:p>
        </text:list-item>
      </text:list>
      <text:p text:style-name="P11">Или:</text:p>
      <text:list xml:id="list39335375" text:continue-numbering="true" text:style-name="диалог">
        <text:list-item>
          <text:p text:style-name="P88">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7">*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344578" text:continue-numbering="true" text:style-name="диалог">
        <text:list-item>
          <text:p text:style-name="P88">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21">Следующим этапом, как вы поняли, является </text:span><text:span text:style-name="_30__20_Text"><text:span text:style-name="T28">изоляция жертвы от ее привычного окружения</text:span></text:span><text:span text:style-name="T28">.</text:span><text:span text:style-name="T21">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333752"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8">«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4">В. Адамчик, «Манипулятор. Секреты успешной манипуляции человеком»</text:p>
      <text:p text:style-name="P44"/>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21">Если</text:span></text:span><text:span text:style-name="T21"> я приглашу всех, </text:span><text:span text:style-name="_30__20_Text"><text:span text:style-name="T21">то</text:span></text:span><text:span text:style-name="T21">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330909" text:continue-list="list39329059" text:style-name="список_20_перечисление">
        <text:list-item>
          <text:p text:style-name="P89"><text:soft-page-break/>похвала, поверхностное очарование, поверхностное сочувствие, чрезмерные извинения;</text:p>
        </text:list-item>
        <text:list-item>
          <text:p text:style-name="P89">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7">*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6"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1">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351189" text:continue-list="list39333752"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9">*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357547" text:continue-numbering="true" text:style-name="диалог">
        <text:list-item>
          <text:p text:style-name="P88">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9">*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337443" text:continue-numbering="true" text:style-name="диалог">
        <text:list-item>
          <text:p text:style-name="P88">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73</dc:date><text:p text:style-name="P146"><text:span text:style-name="T58">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21">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1">ступок. Может он ду</text:span><text:span text:style-name="T21">мал, что я симулирую металлическую пластину в кости, чтоб </text:span>поднапрячь<text:span text:style-name="T21">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48">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73</dc:date><text:p text:style-name="P146"><text:span text:style-name="T58">Запятая</text:span></text:p><text:p text:style-name="P146"><text:span text:style-name="T58"/></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21">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1">только себе</text:span></text:span><text:span text:style-name="T21">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9">*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73</dc:date><text:p text:style-name="P146"><text:span text:style-name="T58">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4">Личко А.Е., «Синдром неустойчивого поведения»</text:p>
      <text:p text:style-name="P44"/>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9339841" text:continue-numbering="true" text:style-name="диалог">
        <text:list-item>
          <text:p text:style-name="P88">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345353" text:continue-numbering="true" text:style-name="диалог">
        <text:list-item>
          <text:p text:style-name="P88">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9">*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75</dc:date><text:p text:style-name="P146"><text:span text:style-name="T58">запятая</text:span></text:p></office:annotation>унижена и<office:annotation-end office:name="__Annotation__13756_1175146742"/> нет пути назад. Это <office:annotation office:name="__Annotation__13817_1175146742"><dc:creator>Яна </dc:creator><dc:date>2018-02-23T17:07:48.75</dc:date><text:p text:style-name="P146"><text:span text:style-name="T58">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331464" text:continue-numbering="true" text:style-name="диалог">
        <text:list-item>
          <text:p text:style-name="P88"><text:soft-page-break/>Где ты? Вернись! Почему ты ушла? Что случилось???</text:p>
        </text:list-item>
      </text:list>
      <text:p text:style-name="P11">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357625"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21">Тогда я подумала, что признание для него — серьезный шаг, а не легкомысленное решение, но </text:span><text:span text:style-name="T21">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21">Это была моя ошибка, пожалуй самая горькая для меня, ведь в то время, как я </text:span><text:span text:style-name="T28">и</text:span><text:span text:style-name="_30__20_Text"><text:span text:style-name="T28">скала в себе причины</text:span></text:span><text:span text:style-name="T28"> наших разногласий, </text:span><text:span text:style-name="_30__20_Text"><text:span text:style-name="T28">он продолжал паразитировать</text:span></text:span><text:span text:style-name="T28"> на</text:span><text:span text:style-name="T21"> моей к нему привязанности. Я строила отношения, в то время, как он ими просто пользовался.</text:span></text:p>
      <text:h text:style-name="P76"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7">*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331981" text:continue-numbering="true" text:style-name="диалог">
        <text:list-item>
          <text:p text:style-name="P88">Я вчера ходил в кино.</text:p>
        </text:list-item>
      </text:list>
      <text:p text:style-name="P11">Мы едем в за город отдыхать, он скажет:</text:p>
      <text:list xml:id="list39346133" text:continue-numbering="true" text:style-name="диалог">
        <text:list-item>
          <text:p text:style-name="P88">Я еду...</text:p>
        </text:list-item>
      </text:list>
      <text:p text:style-name="P24"><text:soft-page-break/><text:span text:style-name="T21">Он скажет, что в гостях был — он, хотя мы были <text:s/>вместе. Меня в этих обсуждениях на тему «Как прошли мои выходные» не было, разговаривай он </text:span><text:span text:style-name="T21">с мамой, боссом или друзьями. Был </text:span><text:span text:style-name="_30__20_Text"><text:span text:style-name="T21">он</text:span></text:span><text:span text:style-name="T21">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21">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1">нас</text:span></text:span><text:span text:style-name="T21">, где я стояла на втором месте, а не в одной иерархии с ним. Я — халявное дополнение.</text:span></text:p>
      <text:p text:style-name="P24"><text:span text:style-name="T21">Еще раз повторю это противное </text:span><text:span text:style-name="T28">«</text:span><text:span text:style-name="_30__20_Text"><text:span text:style-name="T28">я до сих пор не понимаю</text:span></text:span><text:span text:style-name="T28">»</text:span><text:span text:style-name="T21">,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1">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352296"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328607" text:continue-numbering="true" text:style-name="диалог">
        <text:list-item>
          <text:p text:style-name="P88">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9">*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337369" text:continue-numbering="true" text:style-name="диалог">
        <text:list-item>
          <text:p text:style-name="P88">Ого, ты что, предложение делаешь?!</text:p>
        </text:list-item>
      </text:list>
      <text:p text:style-name="P11"><text:soft-page-break/>Милый засмеялся и ответил:</text:p>
      <text:list xml:id="list39354877" text:continue-numbering="true" text:style-name="диалог">
        <text:list-item>
          <text:p text:style-name="P115"><text:span text:style-name="_30__20_Text"><text:span text:style-name="T21">Конечно</text:span></text:span><text:span text:style-name="T21">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9">* * *</text:p>
      <text:p text:style-name="P11">Часто его просьбы были провокацией и сопровождались:</text:p>
      <text:list xml:id="list39354571" text:continue-numbering="true" text:style-name="диалог">
        <text:list-item>
          <text:p text:style-name="P88">Слабо? Ты сможешь!</text:p>
        </text:list-item>
      </text:list>
      <text:p text:style-name="P24"><text:span text:style-name="T21">Откажись я, это означало бы, что я открыто призн</text:span><text:span text:style-name="_30__20_Text"><text:span text:style-name="T21">а</text:span></text:span><text:span text:style-name="T21">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21">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1">ты,</text:span></text:span><text:span text:style-name="T21">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9">*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352545" text:continue-numbering="true" text:style-name="диалог">
        <text:list-item>
          <text:p text:style-name="P88"><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9348693" text:continue-numbering="true" text:style-name="диалог">
        <text:list-item>
          <text:p text:style-name="P88">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331653" text:continue-numbering="true" text:style-name="диалог">
        <text:list-item>
          <text:p text:style-name="P88">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332413" text:continue-numbering="true" text:style-name="диалог">
        <text:list-item>
          <text:p text:style-name="P88"><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348977"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21">Этот прием манипулирования называется </text:span><text:span text:style-name="_30__20_Text"><text:span text:style-name="T21">виктимблейминг</text:span></text:span><text:span text:style-name="T21">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1">это </text:span></text:span><text:span text:style-name="_30__20_Text"><text:span text:style-name="T28">было</text:span></text:span><text:span text:style-name="_30__20_Text"><text:span text:style-name="T21"> моим решением</text:span></text:span><text:span text:style-name="_30__20_Text"><text:span text:style-name="T28">. Э</text:span></text:span><text:span text:style-name="T21">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328188"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9"><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326097" text:continue-numbering="true" text:style-name="диалог">
        <text:list-item>
          <text:p text:style-name="P88">Автобусом?! Лучше бы ты мне не говорила!..</text:p>
        </text:list-item>
      </text:list>
      <text:p text:style-name="P11">Я потратила 4 часа на поиски. Я дошла до восьмой страницы <text:span text:style-name="T39">Google'а</text:span>. Я сделала несколько десятков звонков — а он остался недоволен!</text:p>
      <text:p text:style-name="P24"><text:span text:style-name="T21">Из-за высокого роста, его ноги никуда не помещаются. Я не предусмотрела. Я виновата. Теперь он будет мучиться </text:span><text:span text:style-name="_30__20_Text"><text:span text:style-name="T21">из-за меня</text:span></text:span><text:span text:style-name="T21">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344290" text:continue-numbering="true" text:style-name="диалог">
        <text:list-item>
          <text:p text:style-name="P88">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4">Ирина Мельниченко, «Мудаки и игра на публику»</text:p>
      <text:p text:style-name="P44"/>
      <text:p text:style-name="P47">*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355949" text:continue-numbering="true" text:style-name="диалог">
        <text:list-item>
          <text:p text:style-name="P88">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9356932"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344904" text:continue-numbering="true" text:style-name="диалог">
        <text:list-item>
          <text:p text:style-name="P88">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6"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1">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4">Я.А. Волкова, «Деструктивное общение: к определению понятия»</text:p>
      <text:p text:style-name="Цитата_20_-_20_автор"><text:span text:style-name="_31__20_Text"><text:span text:style-name="T21"/></text:span></text:p>
      <text:p text:style-name="P24"><text:span text:style-name="T21">Его </text:span><text:span text:style-name="_30__20_Text"><text:span text:style-name="T21">лучший друг</text:span></text:span><text:span text:style-name="T21">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8">«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5"><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357588"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49">*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9328674" text:continue-numbering="true" text:style-name="диалог">
        <text:list-item>
          <text:p text:style-name="P115"><text:span text:style-name="T21">Если на земле не останется ни одной </text:span><text:span text:style-name="_30__20_Text"><text:span text:style-name="T21">бабы</text:span></text:span><text:span text:style-name="T21">, </text:span><text:span text:style-name="T26">иметь</text:span><text:span text:style-name="T21">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358233" text:continue-numbering="true" text:style-name="диалог">
        <text:list-item>
          <text:p text:style-name="P115"><text:span text:style-name="T21">Ну он же у нас самый красивый, вот его и пустим первым по кругу...</text:span><text:span text:style-name="Default_20_Paragraph_20_Font"><text:span text:style-name="T25">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4">Я. А. Волкова, «Деструктивное общение в когнитивно-дискурсивном аспекте»</text:p>
      <text:p text:style-name="P44"/>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350204" text:continue-numbering="true" text:style-name="диалог">
        <text:list-item>
          <text:p text:style-name="P88">Неужели тебе нравятся такое общение!?</text:p>
        </text:list-item>
      </text:list>
      <text:p text:style-name="P24">Ответ всегда был один:</text:p>
      <text:list xml:id="list39355882" text:continue-numbering="true" text:style-name="диалог">
        <text:list-item>
          <text:p text:style-name="P88">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76</dc:date><text:p text:style-name="P146"><text:span text:style-name="T58">запятая</text:span></text:p></office:annotation>нашел кому<office:annotation-end office:name="__Annotation__15205_1175146742"/> пожаловаться.</text:p>
      <text:p text:style-name="P49">* * *</text:p>
      <text:p text:style-name="P11">Вернемся к делу. Основных тем у них было несколько:</text:p>
      <text:list xml:id="list39329678" text:continue-list="list39330909"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39">HOTS (Heroes of the Storm) – </text:span><text:span text:style-name="T13">компьютерная игра, разработанная </text:span><text:span text:style-name="T39">Blizzard Entertainment.</text:span></text:p></text:note-body></text:note>;</text:p>
        </text:list-item>
        <text:list-item>
          <text:p text:style-name="P89">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5"/></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76</dc:date><text:p text:style-name="P146"><text:span text:style-name="T58">запятая</text:span></text:p></office:annotation>забыл сколько<office:annotation-end office:name="__Annotation__15334_1175146742"/> для тебя сделал!»</text:p>
      <text:p text:style-name="P49">* * *</text:p>
      <text:p text:style-name="P24"><text:span text:style-name="T21">Так вот, все это о </text:span><text:span text:style-name="_30__20_Text"><text:span text:style-name="T21">его</text:span></text:span><text:span text:style-name="T21"> окружении, именно о </text:span><text:span text:style-name="_30__20_Text"><text:span text:style-name="T21">его</text:span></text:span><text:span text:style-name="T21"> друзьях. Но есть еще другое окружение — </text:span><text:span text:style-name="T26">наше</text:span><text:span text:style-name="T21">. Это те ребята, которых мы повстречали уже будучи в паре. То есть, </text:span><text:span text:style-name="T26">наши общие</text:span><text:span text:style-name="T21"> друзья. Их он обрабатывал по-другому — немного аккуратней. Если </text:span><text:span text:style-name="_30__20_Text"><text:span text:style-name="T21">своим</text:span></text:span><text:span text:style-name="T21"> друзьям он говорил про меня:</text:span></text:p>
      <text:list xml:id="list39350475" text:continue-list="list39355882" text:style-name="диалог">
        <text:list-item>
          <text:p text:style-name="P88">Она неадекватная...</text:p>
        </text:list-item>
      </text:list>
      <text:p text:style-name="P24"><text:span text:style-name="T21">И дальше по тексту, то </text:span><text:span text:style-name="_30__20_Text"><text:span text:style-name="T21">нашим</text:span></text:span><text:span text:style-name="T21"> друзьям говорилось все в другой форме:</text:span></text:p>
      <text:list xml:id="list39340685" text:continue-numbering="true" text:style-name="диалог">
        <text:list-item>
          <text:p text:style-name="P88">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21">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1">опять</text:span></text:span><text:span text:style-name="T21">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76</dc:date><text:p text:style-name="P146"><text:span text:style-name="T58">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9">* * *</text:p>
      <text:p text:style-name="P11">Не могу не вставить пару слов о его семье... Точнее — 4 слова:</text:p>
      <text:list xml:id="list6982407396839711685" text:style-name="List_20_1">
        <text:list-item>
          <text:p text:style-name="P91">Все</text:p>
        </text:list-item>
        <text:list-item>
          <text:p text:style-name="P91">Друг</text:p>
        </text:list-item>
        <text:list-item>
          <text:p text:style-name="P91">Друга</text:p>
        </text:list-item>
        <text:list-item>
          <text:p text:style-name="P91">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76</dc:date><text:p text:style-name="P146"><text:span text:style-name="T58">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329050" text:continue-list="list39340685" text:style-name="диалог">
        <text:list-item>
          <text:p text:style-name="P88">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349612" text:continue-numbering="true" text:style-name="диалог">
        <text:list-item>
          <text:p text:style-name="P93">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6"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1"><text:s/></text:span></text:span><text:span text:style-name="T21">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76</dc:date><text:p text:style-name="P146"><text:span text:style-name="T58">запятая</text:span></text:p></office:annotation>при этом он<office:annotation-end office:name="__Annotation__18324_1175146742"/> сидел и <office:annotation office:name="__Annotation__18397_1175146742"><dc:creator>Яна </dc:creator><dc:date>2018-02-26T10:39:35.76</dc:date><text:p text:style-name="P146"><text:span text:style-name="T58">запятая</text:span></text:p></office:annotation>шпилил, придя<office:annotation-end office:name="__Annotation__18397_1175146742"/> с работы<office:annotation office:name="__Annotation__18398_1175146742"><dc:creator>Яна </dc:creator><dc:date>2018-02-26T10:39:54.76</dc:date><text:p text:style-name="P146"><text:span text:style-name="T58">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333443" text:continue-numbering="true" text:style-name="диалог">
        <text:list-item>
          <text:p text:style-name="P93">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1">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8">*</text:span><text:span text:style-name="T21">разболелся зуб</text:span><text:span text:style-name="T38">*</text:span><text:span text:style-name="T21">. Он мог </text:span><text:span text:style-name="_30__20_Text"><text:span text:style-name="T21">говорить</text:span></text:span><text:span text:style-name="T21"> сколько угодно, но когда приходило время </text:span><text:span text:style-name="_30__20_Text"><text:span text:style-name="T21">делать</text:span></text:span><text:span text:style-name="T21">, ему всегда что-то «мешало». Но чаще всего было:</text:span></text:p>
      <text:list xml:id="list39352650" text:continue-numbering="true" text:style-name="диалог">
        <text:list-item>
          <text:p text:style-name="P93"><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9">*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339713" text:continue-numbering="true" text:style-name="диалог">
        <text:list-item>
          <text:p text:style-name="P93">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9">*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9357738" text:continue-numbering="true" text:style-name="диалог">
        <text:list-item>
          <text:p text:style-name="P93">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337531" text:continue-numbering="true" text:style-name="диалог">
        <text:list-item>
          <text:p text:style-name="P93">Мне не обязательно стирать трусы каждый день!</text:p>
        </text:list-item>
      </text:list>
      <text:p text:style-name="Text_20_body"><text:span text:style-name="T21">Мне приходилось просить его чистить уши, потому, что </text:span><text:span text:style-name="_30__20_Text"><text:span text:style-name="T21">мне было стыдно</text:span></text:span><text:span text:style-name="T21">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6">это</text:span><text:span text:style-name="T21">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9332889" text:continue-numbering="true" text:style-name="диалог">
        <text:list-item>
          <text:p text:style-name="P93">Пойдем купим тебе что-нибудь новое.</text:p>
        </text:list-item>
      </text:list>
      <text:p text:style-name="P3">Он отвечал:</text:p>
      <text:list xml:id="list39351679" text:continue-numbering="true" text:style-name="диалог">
        <text:list-item>
          <text:p text:style-name="P93">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1">Это было еще одно чувство вины. Но в отличии от всех остальных, навязанных мне, это был стыд. </text:span><text:span text:style-name="_30__20_Text"><text:span text:style-name="T21">Мне было стыдно</text:span></text:span><text:span text:style-name="T21"> от того, что я не </text:span><office:annotation office:name="__Annotation__13005_1216695877"><dc:creator>Яна </dc:creator><dc:date>2018-02-26T11:17:50.77</dc:date><text:p text:style-name="P146"><text:span text:style-name="T58">запятая</text:span></text:p></office:annotation><text:span text:style-name="T21">справляюсь как</text:span><office:annotation-end office:name="__Annotation__13005_1216695877"/><text:span text:style-name="T21">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7">* * *</text:p>
      <text:p text:style-name="Text_20_body"><text:span text:style-name="T21">А вы знали, что </text:span><text:span text:style-name="_30__20_Text"><text:span text:style-name="T21">неряшливость является одним из симптомов психического отклонения</text:span></text:span><text:span text:style-name="T21">?</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345595" text:continue-numbering="true" text:style-name="диалог">
        <text:list-item>
          <text:p text:style-name="P93">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329645" text:continue-numbering="true" text:style-name="диалог">
        <text:list-item>
          <text:p text:style-name="P93">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9343128" text:continue-numbering="true" text:style-name="диалог">
        <text:list-item>
          <text:p text:style-name="P93">Это не я...</text:p>
        </text:list-item>
        <text:list-item>
          <text:p text:style-name="P93">Если я этого не помню, значит этого не было.</text:p>
        </text:list-item>
        <text:list-item>
          <text:p text:style-name="P93">Я имею право хранить молчание.</text:p>
        </text:list-item>
        <text:list-item>
          <text:p text:style-name="P93">Я ничего не обещал.</text:p>
        </text:list-item>
      </text:list>
      <text:p text:style-name="P49">*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341576" text:continue-numbering="true" text:style-name="диалог">
        <text:list-item>
          <text:p text:style-name="P93">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9">* * *</text:p>
      <text:p text:style-name="Text_20_body"><text:span text:style-name="T21">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1">триггера</text:span></text:span><text:span text:style-name="T21">.</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9">*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77</dc:date><text:p text:style-name="P146"><text:span text:style-name="T58">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2">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2">В судьбу я не верю, я верю только в свои силы. Если ты считаешь, что сил больше нет — я не вправе тебе ничего навязывать.»</text:p>
      <text:p text:style-name="P52"/>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340245" text:continue-numbering="true" text:style-name="диалог">
        <text:list-item>
          <text:p text:style-name="P93">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1">На первый взгляд ничего странного. Мы кому-то нравимся — это же хорошо. Но, на самом деле, это — </text:span><text:span text:style-name="_30__20_Text"><text:span text:style-name="T21">триангуляция</text:span></text:span><text:span text:style-name="T21">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1">Этот метод называется </text:span><text:span text:style-name="_30__20_Text"><text:span text:style-name="T21">манипуляцией тщеславием (положительное подкрепление)</text:span></text:span><text:span text:style-name="T21">.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1">В добавок ко всему, это </text:span><text:span text:style-name="_30__20_Text"><text:span text:style-name="T21">манипуляция чувством вины</text:span></text:span><text:span text:style-name="T21">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1">Манипуляция жалостью</text:span></text:span><text:span text:style-name="T21">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2">«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2"><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2">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2">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2">Я растерян и не знаю, что мне делать. Мне страшно и я обессилен. Ты не можешь быть такой бесчувственной и бросить меня, когда ты мне так нужна!</text:p>
      <text:p text:style-name="P52">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2"><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2">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2"/>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6"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341388" text:continue-numbering="true" text:style-name="диалог">
        <text:list-item>
          <text:p text:style-name="P93">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9327045" text:continue-numbering="true" text:style-name="диалог">
        <text:list-item>
          <text:p text:style-name="P93">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346553" text:continue-numbering="true" text:style-name="диалог">
        <text:list-item>
          <text:p text:style-name="P93">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347188" text:continue-numbering="true" text:style-name="диалог">
        <text:list-item>
          <text:p text:style-name="P93"><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9349490" text:continue-numbering="true" text:style-name="диалог">
        <text:list-item>
          <text:p text:style-name="P93">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4"><text:soft-page-break/>Шейнов В. П., «Скрытое управление человеком»</text:p>
      <text:p text:style-name="Цитата_20_-_20_автор"><text:span text:style-name="Default_20_Paragraph_20_Font"><text:span text:style-name="T25"><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0">*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358363" text:continue-numbering="true" text:style-name="диалог">
        <text:list-item>
          <text:p text:style-name="P93">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1">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8">пользуются,</text:span></text:span><text:span text:style-name="_30__20_Text"><text:span text:style-name="T21"> но при этом не бросают</text:span></text:span><text:span text:style-name="T21">.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9346663" text:continue-numbering="true" text:style-name="диалог">
        <text:list-item>
          <text:p text:style-name="P93"><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3">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3">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1">В процессе </text:span><text:span text:style-name="_30__20_Text"><text:span text:style-name="T21">отмены</text:span></text:span><text:span text:style-name="T21">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7">*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9330462" text:continue-numbering="true" text:style-name="диалог">
        <text:list-item>
          <text:p text:style-name="P93">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6"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9339610" text:continue-numbering="true" text:style-name="диалог">
        <text:list-item>
          <text:p text:style-name="P93">Я могу с этим жить? — Да.</text:p>
        </text:list-item>
        <text:list-item>
          <text:p text:style-name="P93">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9338878" text:continue-numbering="true" text:style-name="диалог">
        <text:list-item>
          <text:p text:style-name="P93"><text:soft-page-break/>Не ной.</text:p>
        </text:list-item>
        <text:list-item>
          <text:p text:style-name="P93">Мне неинтересно это слушать.</text:p>
        </text:list-item>
        <text:list-item>
          <text:p text:style-name="P93">Это ты виновата, это ты допустила.</text:p>
        </text:list-item>
        <text:list-item>
          <text:p text:style-name="P93">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355710" text:continue-numbering="true" text:style-name="диалог">
        <text:list-item>
          <text:p text:style-name="P93">А я тут при чем?!</text:p>
        </text:list-item>
      </text:list>
      <text:p text:style-name="P3">Или:</text:p>
      <text:list xml:id="list39353834" text:continue-numbering="true" text:style-name="диалог">
        <text:list-item>
          <text:p text:style-name="P93">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345614" text:continue-numbering="true" text:style-name="диалог">
        <text:list-item>
          <text:p text:style-name="P93">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9327064" text:continue-numbering="true" text:style-name="диалог">
        <text:list-item>
          <text:p text:style-name="P93">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9">*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9357000" text:continue-numbering="true" text:style-name="диалог">
        <text:list-item>
          <text:p text:style-name="P85"><text:span text:style-name="T21">Объятия, — говорила я, — это как стена, которая ограждает меня от всех проблем и дарит чувство защищенности, что особенно помогает в </text:span><text:span text:style-name="T21">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0">*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1">Он берет стакан, набирает воды, запивает таблетку и просто </text:span><text:span text:style-name="_30__20_Text"><text:span text:style-name="T21">бросает</text:span></text:span><text:span text:style-name="T21">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7">*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335235" text:continue-numbering="true" text:style-name="диалог">
        <text:list-item>
          <text:p text:style-name="P93"><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338404" text:continue-numbering="true" text:style-name="диалог">
        <text:list-item>
          <text:p text:style-name="P93">Хватит ныть! Соберись, тряпка!</text:p>
        </text:list-item>
      </text:list>
      <text:p text:style-name="Text_20_body"><text:span text:style-name="T21">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1">ему это неинтересно</text:span></text:span><text:span text:style-name="T21">, говорил, что </text:span><text:span text:style-name="_30__20_Text"><text:span text:style-name="T21">я выношу ему мозг</text:span></text:span><text:span text:style-name="T21">.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9335044" text:continue-numbering="true" text:style-name="диалог">
        <text:list-item>
          <text:p text:style-name="P93">Ты же девочка, ты должна быть слабой... (в понимании женственности).</text:p>
        </text:list-item>
      </text:list>
      <text:p text:style-name="P3">У меня один ответ:</text:p>
      <text:list xml:id="list39326732" text:continue-numbering="true" text:style-name="диалог">
        <text:list-item>
          <text:p text:style-name="P93">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6"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1">Фаина Раневская</text:p>
      <text:p text:style-name="P4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8">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8">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357545" text:continue-numbering="true" text:style-name="диалог">
        <text:list-item>
          <text:p text:style-name="P93">Я никогда не говорил это!</text:p>
        </text:list-item>
      </text:list>
      <text:p text:style-name="P3">И вот вы начинаете сомневаться в том, что слышали.</text:p>
      <text:list xml:id="list39346213" text:continue-numbering="true" text:style-name="диалог">
        <text:list-item>
          <text:p text:style-name="P93">Тебе кажется, что ты переживаешь! Ничего ты не переживаешь!</text:p>
        </text:list-item>
      </text:list>
      <text:p text:style-name="P3">И вы сомневаетесь, что ваши переживания реальны.</text:p>
      <text:list xml:id="list39348587" text:continue-numbering="true" text:style-name="диалог">
        <text:list-item>
          <text:p text:style-name="P93">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9341914" text:continue-numbering="true" text:style-name="диалог">
        <text:list-item>
          <text:p text:style-name="P93">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79</dc:date><text:p text:style-name="P146"><text:span text:style-name="T58">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9332536" text:continue-numbering="true" text:style-name="диалог">
        <text:list-item>
          <text:p text:style-name="P93">Ну не говорил, так не говорил...</text:p>
        </text:list-item>
      </text:list>
      <text:p text:style-name="P47">* * *</text:p>
      <text:p text:style-name="Text_20_body"><text:span text:style-name="T21">Знаете, я не просто так пишу об этом. Это описание моей жизни на протяжении нескольких лет. </text:span><text:span text:style-name="_30__20_Text"><text:span text:style-name="T21">Психоз порождает психоз.</text:span></text:span><text:span text:style-name="T21">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1">Например, он ясно давал понять, что он имеет право на свободу действий. Он четко расписывал по слогам каждый </text:span><text:span text:style-name="T21">раз, что для него важен его собственный комфорт. И это здорово, Да? Мы </text:span><text:span text:style-name="_30__20_Text"><text:span text:style-name="T21">все</text:span></text:span><text:span text:style-name="T21"> имеем право на свободу действий. Согласны? Ключевое слово — «все»!</text:span></text:p>
      <text:p text:style-name="Text_20_body"><text:span text:style-name="T21">Он так не считал. </text:span><text:span text:style-name="_30__20_Text"><text:span text:style-name="T21">Он</text:span></text:span><text:span text:style-name="T21">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9352781" text:continue-numbering="true" text:style-name="диалог">
        <text:list-item>
          <text:p text:style-name="P93">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9358189" text:continue-numbering="true" text:style-name="диалог">
        <text:list-item>
          <text:p text:style-name="P93">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327395" text:continue-numbering="true" text:style-name="диалог">
        <text:list-item>
          <text:p text:style-name="P93">Ну говорил, так говорил... Я снова все напутала.</text:p>
          <text:p text:style-name="P140"/>
        </text:list-item>
      </text:list>
      <text:p text:style-name="P57">«Для того чтобы сидеть в клетке, не всегда нужны прутья.»</text:p>
      <text:p text:style-name="P44">Рональд Дэвид Лэйнг, «Политика семьи»</text:p>
      <text:p text:style-name="P44"/>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9354287" text:continue-numbering="true" text:style-name="диалог">
        <text:list-item>
          <text:p text:style-name="P93">Но ведь было же!</text:p>
        </text:list-item>
      </text:list>
      <text:p text:style-name="P3">Но мне повторяли и повторяли:</text:p>
      <text:list xml:id="list39355323" text:continue-numbering="true" text:style-name="диалог">
        <text:list-item>
          <text:p text:style-name="P93">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9336708" text:continue-numbering="true" text:style-name="диалог">
        <text:list-item>
          <text:p text:style-name="P93"><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356431" text:continue-numbering="true" text:style-name="диалог">
        <text:list-item>
          <text:p text:style-name="P93">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342248" text:continue-numbering="true" text:style-name="диалог">
        <text:list-item>
          <text:p text:style-name="P93"><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9358047" text:continue-numbering="true" text:style-name="диалог">
        <text:list-item>
          <text:p text:style-name="P93">Ты уже так вела себя на прошлой неделе.</text:p>
        </text:list-item>
      </text:list>
      <text:p text:style-name="P3">Я пыталась оправдаться, и говорила, что в той ситуации были те же причины:</text:p>
      <text:list xml:id="list39344804" text:continue-numbering="true" text:style-name="диалог">
        <text:list-item>
          <text:p text:style-name="P93">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9338441" text:continue-numbering="true" text:style-name="диалог">
        <text:list-item>
          <text:p text:style-name="P93">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9343084" text:continue-numbering="true" text:style-name="диалог">
        <text:list-item>
          <text:p text:style-name="P93">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355513" text:continue-numbering="true" text:style-name="диалог">
        <text:list-item>
          <text:p text:style-name="P93">Да все считают, что ты неадекватная!</text:p>
        </text:list-item>
      </text:list>
      <text:p text:style-name="P3">Или:</text:p>
      <text:list xml:id="list39339237" text:continue-numbering="true" text:style-name="диалог">
        <text:list-item>
          <text:p text:style-name="P93">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9">* * *</text:p>
      <text:p text:style-name="Text_20_body"><text:span text:style-name="T21">Вот реальный тому пример. В последнюю нашу поездку в другой город мы всю дорогу ругались, обсуждая </text:span><text:span text:style-name="_30__20_Text"><text:span text:style-name="T21">замявшийся накануне конфликт</text:span></text:span><text:span text:style-name="T21">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336094" text:continue-numbering="true" text:style-name="диалог">
        <text:list-item>
          <text:p text:style-name="P93">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1">Ирина Мельниченко, «Мудаки и игра на публику»</text:span><text:span text:style-name="Default_20_Paragraph_20_Font"><text:span text:style-name="T25"> </text:span></text:span></text:p>
      <text:p text:style-name="P47">*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9">*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39353581" text:continue-numbering="true" text:style-name="диалог">
        <text:list-item>
          <text:p text:style-name="P93">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9343684" text:continue-numbering="true" text:style-name="диалог">
        <text:list-item>
          <text:p text:style-name="P93">Я уже дома. А ты где? — по голосу было понятно, что он улыбается.</text:p>
        </text:list-item>
        <text:list-item>
          <text:p text:style-name="P93">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9356772" text:continue-numbering="true" text:style-name="диалог">
        <text:list-item>
          <text:p text:style-name="P93"><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1">Но речь о том, что сейчас мы </text:span><text:span text:style-name="_30__20_Text"><text:span text:style-name="T21">договорились</text:span></text:span><text:span text:style-name="T21">!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1">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345351" text:continue-numbering="true" text:style-name="диалог">
        <text:list-item>
          <text:p text:style-name="P93">Помнишь, утром коту вкололи лекарство?</text:p>
        </text:list-item>
        <text:list-item>
          <text:p text:style-name="P93">Помню.</text:p>
        </text:list-item>
        <text:list-item>
          <text:p text:style-name="P93">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3">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3"><text:soft-page-break/>Да, но с небольшой поправкой — пока не буду уверена в том, что лекарство подействовало, и ему легче.</text:p>
        </text:list-item>
        <text:list-item>
          <text:p text:style-name="P93">Я тебя неправильно понял...</text:p>
        </text:list-item>
        <text:list-item>
          <text:p text:style-name="P93">А что конкретно ты не так понял? Тебе нужно было просто набрать меня, когда освободишься и узнать, пойду я с тобой или нет?</text:p>
        </text:list-item>
        <text:list-item>
          <text:p text:style-name="P93">Я подумал, что если коту плохо, то ты никуда не пойдешь.</text:p>
        </text:list-item>
        <text:list-item>
          <text:p text:style-name="P93">Но мы договорились, что если ему станет лучше, то я пойду. Было?</text:p>
        </text:list-item>
        <text:list-item>
          <text:p text:style-name="P93">Было.</text:p>
        </text:list-item>
        <text:list-item>
          <text:p text:style-name="P93">Так почему ты не позвонил?</text:p>
        </text:list-item>
        <text:list-item>
          <text:p text:style-name="P93">Я тебя не так понял...</text:p>
          <text:p text:style-name="P93"/>
        </text:list-item>
      </text:list>
      <text:p text:style-name="P5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4">С. А. Зелинский, «Психотехнологии гипнотического манипулирования сознанием»</text:p>
      <text:p text:style-name="P44"/>
      <text:p text:style-name="P3"><text:soft-page-break/>И эта техника прекрасно прослеживается здесь:</text:p>
      <text:list xml:id="list39345611" text:continue-numbering="true" text:style-name="диалог">
        <text:list-item>
          <text:p text:style-name="P85"><text:span text:style-name="T28">Помнишь, </text:span><text:span text:style-name="T26">мы договорились, что ты меня наберешь</text:span><text:span text:style-name="T28"> и узнаешь, как обстоят дела и, </text:span><text:span text:style-name="_30__20_Text"><text:span text:style-name="T28">если все хорошо, то я поеду</text:span></text:span><text:span text:style-name="T28"> с тобой? — говорю я.</text:span></text:p>
        </text:list-item>
        <text:list-item>
          <text:p text:style-name="P85"><text:span text:style-name="T21">Помню. </text:span><text:span text:style-name="T26">Мы договорились, что ты </text:span><text:span text:style-name="_30__20_Text"><text:span text:style-name="T21">останешься дома</text:span></text:span><text:span text:style-name="T21">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9347439" text:continue-numbering="true" text:style-name="диалог">
        <text:list-item>
          <text:p text:style-name="P93">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6"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1">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353831" text:continue-numbering="true" text:style-name="диалог">
        <text:list-item>
          <text:p text:style-name="P93"><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9354627" text:continue-numbering="true" text:style-name="диалог">
        <text:list-item>
          <text:p text:style-name="P93">Выдели хоть выходные для меня! — просила я.</text:p>
        </text:list-item>
        <text:list-item>
          <text:p text:style-name="P93">Хотя бы день!</text:p>
        </text:list-item>
        <text:list-item>
          <text:p text:style-name="P93">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338520" text:continue-numbering="true" text:style-name="диалог">
        <text:list-item>
          <text:p text:style-name="P93">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9"><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9338574" text:continue-numbering="true" text:style-name="диалог">
        <text:list-item>
          <text:p text:style-name="P93">Все не так! Я ожидал совсем другого! Ты все неправильно сделала!</text:p>
        </text:list-item>
        <text:list-item>
          <text:p text:style-name="P93">А что конкретно тебя не устраивает — манера письма?</text:p>
        </text:list-item>
        <text:list-item>
          <text:p text:style-name="P93">Здесь просто — все не так!!!</text:p>
        </text:list-item>
      </text:list>
      <text:p text:style-name="Text_20_body"><text:span text:style-name="T21">Да. Вместо того, чтобы обратить внимание на то, </text:span><text:span text:style-name="_30__20_Text"><text:span text:style-name="T21">что</text:span></text:span><text:span text:style-name="T21"> написано — он же сам предложил, он обра</text:span><text:span text:style-name="T21">тил внимание на то, </text:span><text:span text:style-name="_30__20_Text"><text:span text:style-name="T21">как</text:span></text:span><text:span text:style-name="T21"> написано. Он в очередной раз соскользнул с темы, не вникнув в суть. И, вместо того, чтоб думать, как вести </text:span><text:soft-page-break/><text:span text:style-name="T21">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9341888" text:continue-list="list6982407396839711685" text:style-name="List_20_1">
        <text:list-item text:start-value="1">
          <text:p text:style-name="P94">У меня</text:p>
        </text:list-item>
        <text:list-item>
          <text:p text:style-name="P94">Идеальная</text:p>
        </text:list-item>
        <text:list-item>
          <text:p text:style-name="P94">Девушка</text:p>
        </text:list-item>
        <text:list-item>
          <text:p text:style-name="P94">Которую</text:p>
        </text:list-item>
        <text:list-item>
          <text:p text:style-name="P94">Я очень</text:p>
        </text:list-item>
        <text:list-item>
          <text:p text:style-name="P94">Сильно</text:p>
        </text:list-item>
        <text:list-item>
          <text:p text:style-name="P94">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5"><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1">Нужно отметить, что </text:span><text:span text:style-name="_30__20_Text"><text:span text:style-name="T21">я его таким никогда не видела</text:span></text:span><text:span text:style-name="T21">.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4"><text:soft-page-break/>С. А. Зелинский, «Методы, приемы и способы манипуляций. (Современные психотехнологии манипулирования)»</text:p>
      <text:p text:style-name="P44"/>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4"><text:soft-page-break/>С. А. Зелинский, «Методы, приемы и способы манипуляций. (Современные психотехнологии манипулирования)»</text:p>
      <text:p text:style-name="P44"/>
      <text:p text:style-name="P3">Когда я спокойным тоном попросила его расслабиться и не перебивать меня, мол, мы ведь разговариваем.</text:p>
      <text:list xml:id="list39335913" text:continue-list="list39338574" text:style-name="диалог">
        <text:list-item>
          <text:p text:style-name="P93">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347939" text:continue-numbering="true" text:style-name="диалог">
        <text:list-item>
          <text:p text:style-name="P93">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327951" text:continue-numbering="true" text:style-name="диалог">
        <text:list-item>
          <text:p text:style-name="P93">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9328116" text:continue-numbering="true" text:style-name="диалог">
        <text:list-item>
          <text:p text:style-name="P93"><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328635" text:continue-numbering="true" text:style-name="диалог">
        <text:list-item>
          <text:p text:style-name="P93"><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1">Итак, ему нужны были доказательства своих жалоб и он все спланировал. Он, впервые </text:span><text:span text:style-name="_30__20_Text"><text:span text:style-name="T21">сам</text:span></text:span><text:span text:style-name="T21"> </text:span><text:span text:style-name="_30__20_Text"><text:span text:style-name="T21">позвонил</text:span></text:span><text:span text:style-name="T21"> мне и </text:span><text:span text:style-name="_30__20_Text"><text:span text:style-name="T21">сам предложил</text:span></text:span><text:span text:style-name="T21"> поговорить о наших проблемах, хотя </text:span><text:span text:style-name="_30__20_Text"><text:span text:style-name="T21">всегда</text:span></text:span><text:span text:style-name="T21">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3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1">Он привел свидетелей для подтверждения всех своих жалоб и застал меня — в </text:span><text:span text:style-name="_30__20_Text"><text:span text:style-name="T21">Совершенно Неадекватном Состоянии</text:span></text:span><text:span text:style-name="T21">.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9">*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82</dc:date><text:p text:style-name="P146"><text:span text:style-name="T58">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6"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1">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2"/>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9">*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351279" text:continue-numbering="true" text:style-name="диалог">
        <text:list-item>
          <text:p text:style-name="P93">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0">-фр</text:span><text:span text:style-name="T14">анц</text:span><text:span text:style-name="T40">.</text:span><text:span text:style-name="T1"> </text:span><text:span text:style-name="T40">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9">*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341999" text:continue-numbering="true" text:style-name="диалог">
        <text:list-item>
          <text:p text:style-name="P93">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9">*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2">«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340830" text:continue-numbering="true" text:style-name="диалог">
        <text:list-item>
          <text:p text:style-name="P93">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334657" text:continue-numbering="true" text:style-name="диалог">
        <text:list-item>
          <text:p text:style-name="P93">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1">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1">показалось</text:span></text:span><text:span text:style-name="T21">.</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9328323" text:continue-numbering="true" text:style-name="диалог">
        <text:list-item>
          <text:p text:style-name="P93">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9337837" text:continue-numbering="true" text:style-name="диалог">
        <text:list-item>
          <text:p text:style-name="P93">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9344141" text:continue-numbering="true" text:style-name="диалог">
        <text:list-item>
          <text:p text:style-name="P93"><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83</dc:date><text:p text:style-name="P146"><text:span text:style-name="T58">запятая</text:span></text:p></office:annotation>быть и<office:annotation-end office:name="__Annotation__24010_1216695877"/> — попросил уйти. Ба-бах.</text:p>
      <text:p text:style-name="P49"><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349004" text:continue-numbering="true" text:style-name="диалог">
        <text:list-item>
          <text:p text:style-name="P93">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6"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9353319" text:continue-numbering="true" text:style-name="диалог">
        <text:list-item>
          <text:p text:style-name="P93">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9357054" text:continue-numbering="true" text:style-name="диалог">
        <text:list-item>
          <text:p text:style-name="P93"><text:soft-page-break/>Тебе что, потрахаться не с кем? — спросила я его.</text:p>
        </text:list-item>
      </text:list>
      <text:p text:style-name="P4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1">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1">ждала</text:span></text:span><text:span text:style-name="T21">.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39">Завязался разговор. Я отметила про себя, будто разговариваю с незнакомым мне человеком. Но тогда меня это порадовало.</text:p>
      <text:p text:style-name="P19"><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354162" text:continue-numbering="true" text:style-name="диалог">
        <text:list-item>
          <text:p text:style-name="P93">Ты очень хорошо выглядишь.</text:p>
        </text:list-item>
        <text:list-item>
          <text:p text:style-name="P93">Я очень за тобой соскучился.</text:p>
        </text:list-item>
        <text:list-item>
          <text:p text:style-name="P93">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9343072" text:continue-numbering="true" text:style-name="диалог">
        <text:list-item>
          <text:p text:style-name="P85"><text:span text:style-name="T21">По понедельникам, средам и пятницам я хожу на бокс, по субботам работаю в кофейне, по воскресеньем договорилась с другом заниматься </text:span><text:span text:style-name="T21">уроками игры на гитаре, четверги оставила для встреч с друзьями...</text:span></text:p>
        </text:list-item>
        <text:list-item>
          <text:p text:style-name="P93"><text:soft-page-break/>А по вторникам? — спросил он.</text:p>
        </text:list-item>
        <text:list-item>
          <text:p text:style-name="P93">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6"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9338220" text:continue-numbering="true" text:style-name="диалог">
        <text:list-item>
          <text:p text:style-name="P93">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84</dc:date><text:p text:style-name="P146"><text:span text:style-name="T58">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349826" text:continue-numbering="true" text:style-name="диалог">
        <text:list-item>
          <text:p text:style-name="P93">А скажите мне, пожалуйста, зачем вам Яна?</text:p>
        </text:list-item>
        <text:list-item>
          <text:p text:style-name="P93">В смысле: «зачем мне Яна»? <text:span text:style-name="T13">Я ее люблю! — его ответ сопровождался задорными смешками.</text:span></text:p>
        </text:list-item>
        <text:list-item>
          <text:p text:style-name="P93">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9331776" text:continue-numbering="true" text:style-name="диалог">
        <text:list-item>
          <text:p text:style-name="P93">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6"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9328247" text:continue-numbering="true" text:style-name="диалог">
        <text:list-item>
          <text:p text:style-name="P93"><text:soft-page-break/>Котик, а когда ты принял такое решение — на мне жениться?</text:p>
        </text:list-item>
        <text:list-item>
          <text:p text:style-name="P93">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353773" text:continue-list="list39341888" text:style-name="List_20_1">
        <text:list-item>
          <text:list>
            <text:list-item>
              <text:p text:style-name="P94">мне это не нравится;</text:p>
            </text:list-item>
            <text:list-item>
              <text:p text:style-name="P94">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9329846" text:continue-list="list39328247" text:style-name="диалог">
        <text:list-item>
          <text:p text:style-name="P93">Ну и когда же мы поженимся? — спросила я.</text:p>
        </text:list-item>
        <text:list-item>
          <text:p text:style-name="P93">Давай летом. — предложил он.</text:p>
        </text:list-item>
      </text:list>
      <text:p text:style-name="P3">Отличная идея.</text:p>
      <text:p text:style-name="P3">Я не знаю, как мы вообще до лета дожили.</text:p>
      <text:h text:style-name="P76"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328141" text:continue-numbering="true" text:style-name="диалог">
        <text:list-item>
          <text:p text:style-name="P93">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9349471" text:continue-numbering="true" text:style-name="диалог">
        <text:list-item>
          <text:p text:style-name="P93"><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7">* * *</text:p>
      <text:p text:style-name="P35">У меня сохранилась переписка, где на следующий день он идет на попятную — забирает свои слова назад:</text:p>
      <text:list xml:id="list39341652" text:continue-numbering="true" text:style-name="диалог">
        <text:list-item>
          <text:p text:style-name="P93">...Я не хотел никогда никаких бумажек. Вчера это был просто разговор, из которого ты нашифровала!</text:p>
        </text:list-item>
        <text:list-item>
          <text:p text:style-name="P85"><text:span text:style-name="T21">Просто разговор заканчивается на фразе «мне не приятен этот разговор», — отвечаю я, — а </text:span><text:span text:style-name="T21">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3">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3"><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3">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5"><text:span text:style-name="T21">Если бы этот разговор был </text:span><text:span text:style-name="_30__20_Text"><text:span text:style-name="T21">до</text:span></text:span><text:span text:style-name="T21"> твоего предложения — сказала бы!</text:span></text:p>
        </text:list-item>
        <text:list-item>
          <text:p text:style-name="P93">Поэтому я не понимаю, почему ты так упорно ее пытаешься пропихнуть, когда причина не в этом!?</text:p>
        </text:list-item>
        <text:list-item>
          <text:p text:style-name="P93">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9">*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1">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1">причины</text:span></text:span><text:span text:style-name="T21">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357292" text:continue-numbering="true" text:style-name="диалог">
        <text:list-item>
          <text:p text:style-name="P93">Когда вещи заберешь? — пишет он в тот же день.</text:p>
        </text:list-item>
        <text:list-item>
          <text:p text:style-name="P93">Сегодня, — отвечаю я, на что он отвечает:</text:p>
        </text:list-item>
        <text:list-item>
          <text:p text:style-name="P93">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326905" text:continue-numbering="true" text:style-name="диалог">
        <text:list-item>
          <text:p text:style-name="P93">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6"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7">«Мы все должны бояться злых людей. Но есть другое зло, которого мы должны бояться еще больше. Это зло — равнодушие хороших людей.»</text:p>
      <text:p text:style-name="P44">Х/Ф «Святые из Бундока»</text:p>
      <text:p text:style-name="P44"/>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340106" text:continue-numbering="true" text:style-name="диалог">
        <text:list-item>
          <text:p text:style-name="P93">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340961" text:continue-numbering="true" text:style-name="диалог">
        <text:list-item>
          <text:p text:style-name="P93">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9354936" text:continue-numbering="true" text:style-name="диалог">
        <text:list-item>
          <text:p text:style-name="P93">Давай завтра созвонимся и обсудим <text:span text:style-name="T39">&lt;</text:span>уже не помню что<text:span text:style-name="T39">&gt;</text:span>...</text:p>
        </text:list-item>
        <text:list-item>
          <text:p text:style-name="P93"><text:soft-page-break/>Давай, — отвечаю я, — только ты сначала мой номер из черного списка удали — потом и созвонимся...</text:p>
        </text:list-item>
      </text:list>
      <text:p text:style-name="Text_20_body"><text:span text:style-name="T21">И тут я увидела ее </text:span><text:span text:style-name="T26">Л</text:span><text:span text:style-name="_30__20_Text"><text:span text:style-name="T26">ицо</text:span></text:span><text:span text:style-name="T28">...</text:span><text:span text:style-name="T21"> Она совершенно не понимала, о чем я говорю. А мой суженый сидел на полу на подушках, пафосно так курил, и на выдохе так сказал:</text:span></text:p>
      <text:list xml:id="list39357584" text:continue-numbering="true" text:style-name="диалог">
        <text:list-item>
          <text:p text:style-name="P93">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9">*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342942" text:continue-numbering="true" text:style-name="диалог">
        <text:list-item>
          <text:p text:style-name="P93"><text:soft-page-break/>Да, мать, ты такая сильная! Я бы так не смогла...</text:p>
        </text:list-item>
        <text:list-item>
          <text:p text:style-name="P93">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3">Я бы не смогла простить, но ты молодец!</text:p>
        </text:list-item>
        <text:list-item>
          <text:p text:style-name="P93">Что простить?</text:p>
        </text:list-item>
        <text:list-item>
          <text:p text:style-name="P93">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9337190" text:continue-numbering="true" text:style-name="диалог">
        <text:list-item>
          <text:p text:style-name="P93">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9335980" text:continue-numbering="true" text:style-name="диалог">
        <text:list-item>
          <text:p text:style-name="P93">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9">*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356849" text:continue-numbering="true" text:style-name="диалог">
        <text:list-item>
          <text:p text:style-name="P93">Все в порядке;</text:p>
        </text:list-item>
        <text:list-item>
          <text:p text:style-name="P93">Ты себе накручиваешь;</text:p>
        </text:list-item>
        <text:list-item>
          <text:p text:style-name="P93">Ты придумываешь драму на пустом месте;</text:p>
        </text:list-item>
        <text:list-item>
          <text:p text:style-name="P93">Ты паришься без причины...</text:p>
        </text:list-item>
        <text:list-item>
          <text:p text:style-name="P93">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9">*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9">*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39340626" text:continue-numbering="true" text:style-name="диалог">
        <text:list-item>
          <text:p text:style-name="P93">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332694" text:continue-numbering="true" text:style-name="диалог">
        <text:list-item>
          <text:p text:style-name="P93">И что тебе приснилось? — спросил он.</text:p>
        </text:list-item>
        <text:list-item>
          <text:p text:style-name="P93">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3">В смысле: «обманываю»? Что я тебе изменил?</text:p>
        </text:list-item>
        <text:list-item>
          <text:p text:style-name="P93">Да, — ответила я, — с темноволосой девочкой.</text:p>
        </text:list-item>
        <text:list-item>
          <text:p text:style-name="P93">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1">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1">посмеялся</text:span></text:span><text:span text:style-name="T21">, обнял меня и попытался успокоить, мол — это всего лишь сон.</text:span></text:p>
      <text:list xml:id="list39327815" text:continue-numbering="true" text:style-name="диалог">
        <text:list-item>
          <text:p text:style-name="P93">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7">*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39352175" text:continue-numbering="true" text:style-name="диалог">
        <text:list-item>
          <text:p text:style-name="P93">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9331387" text:continue-numbering="true" text:style-name="диалог">
        <text:list-item>
          <text:p text:style-name="P93">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9336576" text:continue-numbering="true" text:style-name="диалог">
        <text:list-item>
          <text:p text:style-name="P85"><text:span text:style-name="T21">Я очень часто задумывался о том, что мне одиноко и мне хотелось бы с кем-нибудь переспать, </text:span><text:span text:style-name="T26">но эти попытки не увенчались успехом</text:span><text:span text:style-name="T21">.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39340905" text:continue-numbering="true" text:style-name="диалог">
        <text:list-item>
          <text:p text:style-name="P85"><text:span text:style-name="T21">Ну, тут не бывает почти. Либо было, либо не было, и под </text:span><text:span text:style-name="_30__20_Text"><text:span text:style-name="T21">было</text:span></text:span><text:span text:style-name="T21">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346294" text:continue-numbering="true" text:style-name="диалог">
        <text:list-item>
          <text:p text:style-name="P93">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9">*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352098" text:continue-numbering="true" text:style-name="диалог">
        <text:list-item>
          <text:p text:style-name="P93">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1">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1">относится к ней лучше, чем ко мне</text:span></text:span><text:span text:style-name="T21">. Он продемонстрировал мне контраст его чувств ко мне и его чувств к ней — </text:span><text:span text:style-name="T26">более</text:span><text:span text:style-name="T21">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9348757" text:continue-numbering="true" text:style-name="диалог">
        <text:list-item>
          <text:p text:style-name="P93">Я тонко намекну, так сказать. И либо намек будет услышан, либо нет. — пишет он.</text:p>
        </text:list-item>
        <text:list-item>
          <text:p text:style-name="P93">А ты рассматривал вариант, что тебя просто попробуют, а потом скажут, что это было так — просто для души отдохнуть?</text:p>
        </text:list-item>
        <text:list-item>
          <text:p text:style-name="P85"><text:span text:style-name="T21">Это невозможный вариант. Я склонен считать, что мы хорошо друг друга понимаем. И такой расклад (</text:span><text:span text:style-name="T26">дружеский </text:span><text:soft-page-break/><text:span text:style-name="T26">секс — </text:span><text:span text:style-name="_30__20_Text"><text:span text:style-name="T26">примеч. авт.</text:span></text:span><text:span text:style-name="T21">)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1">Кто-то, читая эти строки, понимает чего он хочет, на самом деле? «Я хочу быть с ней» например, или «Я хочу </text:span><text:span text:style-name="T21">большего с ней», или «Просто дружба с ней меня не устраивает»?.. Здесь ни слова о его желаниях. </text:span><text:span text:style-name="_30__20_Text"><text:span text:style-name="T21">Либо — либо</text:span></text:span><text:span text:style-name="T21">,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7">*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39355146" text:continue-list="list39329678" text:style-name="список_20_перечисление">
        <text:list-item>
          <text:p text:style-name="P95">на людях — привязанность к жертве. Окружающие умиляются такой замечательной паре!</text:p>
        </text:list-item>
        <text:list-item>
          <text:p text:style-name="P95">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2"><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9">*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345843" text:continue-list="list39348757" text:style-name="диалог">
        <text:list-item>
          <text:p text:style-name="P85"><text:soft-page-break/><text:span text:style-name="T21">Не имеет никакого значения, кто принял решение (</text:span><text:span text:style-name="T26">разойтись — </text:span><text:span text:style-name="_30__20_Text"><text:span text:style-name="T26">прим. авт.</text:span></text:span><text:span text:style-name="T21">)... — сказал он, искренне считая этот аргумент </text:span><text:span text:style-name="T38">достойны</text:span><text:span text:style-name="T35">м</text:span><text:span text:style-name="T38">.</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330907" text:continue-numbering="true" text:style-name="диалог">
        <text:list-item>
          <text:p text:style-name="P93">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1">В таких моментах он </text:span><text:span text:style-name="T24">«задумывался об идее отсутствия авторитета в области его отношения ко мне»</text:span><text:span text:style-name="T21">,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1">сама</text:span></text:span><text:span text:style-name="T21">.</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9">* * *</text:p>
      <text:p text:style-name="P3">Идем дальше.</text:p>
      <text:list xml:id="list39331059" text:continue-numbering="true" text:style-name="диалог">
        <text:list-item>
          <text:p text:style-name="P93">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345196" text:continue-numbering="true" text:style-name="диалог">
        <text:list-item>
          <text:p text:style-name="P93">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338606" text:continue-numbering="true" text:style-name="диалог">
        <text:list-item>
          <text:p text:style-name="P85"><text:span text:style-name="T21">Я тебе могу так сказать, в свою очередь, что я, как бы, в очередной раз убеждаюсь в том, что </text:span><text:span text:style-name="_30__20_Text"><text:span text:style-name="T24">быть честным очень легко</text:span></text:span><text:span text:style-name="T21">!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1">Мы видим, что он верит в то, что честен. Он говорит об этом спокойно, ровно, размеренно и без угрызений совести: «</text:span><text:span text:style-name="T26">Б</text:span><text:span text:style-name="_30__20_Text"><text:span text:style-name="T21">ыть честным очень легко</text:span></text:span><text:span text:style-name="T26">!</text:span><text:span text:style-name="T21">». В то время, как я уже достаточно знаю, чтобы понимать — он лжет.</text:span></text:p>
      <text:p text:style-name="P49"><text:soft-page-break/>* * *</text:p>
      <text:list xml:id="list39356178" text:continue-numbering="true" text:style-name="диалог">
        <text:list-item>
          <text:p text:style-name="P93">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3">Я счастлива, когда все открыто, все прозрачно, но ты начинаешь защищаться, хотя на тебя никто не нападает...</text:p>
        </text:list-item>
        <text:list-item>
          <text:p text:style-name="P93"><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2">«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2"/>
      <text:p text:style-name="P3">Едем дальше.</text:p>
      <text:list xml:id="list39338333" text:continue-numbering="true" text:style-name="диалог">
        <text:list-item>
          <text:p text:style-name="P93"><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1">Понимаете? Он считает, что </text:span><text:span text:style-name="_30__20_Text"><text:span text:style-name="T21">это</text:span></text:span><text:span text:style-name="T21">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9349903" text:continue-numbering="true" text:style-name="диалог">
        <text:list-item>
          <text:p text:style-name="P85"><text:span text:style-name="T21">В моем, как бы, мире человек застрахован от этого (</text:span><text:span text:style-name="T26">от подобных разговоров и вопросов — </text:span><text:span text:style-name="_30__20_Text"><text:span text:style-name="T26">примеч. авт.</text:span></text:span><text:span text:style-name="T21">)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6">лучше чем я</text:span><text:span text:style-name="T21">,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2"><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2"/>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9335098" text:continue-numbering="true" text:style-name="диалог">
        <text:list-item>
          <text:p text:style-name="P93">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9326503" text:continue-numbering="true" text:style-name="диалог">
        <text:list-item>
          <text:p text:style-name="P93">Ты понимаешь, что существует определенная ответственность, которая, извини, ложится на твои плечи?! — спрашивает он.</text:p>
        </text:list-item>
        <text:list-item>
          <text:p text:style-name="P93">Какого рода ответственность? — спрашиваю я.</text:p>
        </text:list-item>
        <text:list-item>
          <text:p text:style-name="P93">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9">*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1">Сначала я подумала, что просто он что-то уронил, но когда поняла, что это просто нездоровые психи, вышла к нему и </text:span><text:span text:style-name="_30__20_Text"><text:span text:style-name="T21">снова включила диктофон</text:span></text:span><text:span text:style-name="T21">!</text:span></text:p>
      <text:p text:style-name="P3">Он потерял самообладание в то время, как я была непоколебима. На этой записи он скажет:</text:p>
      <text:list xml:id="list39343750" text:continue-numbering="true" text:style-name="диалог">
        <text:list-item>
          <text:p text:style-name="P93"><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345187" text:continue-numbering="true" text:style-name="диалог">
        <text:list-item>
          <text:p text:style-name="P93">Я не могу с этим спокойно, смириться. — причитал он.</text:p>
        </text:list-item>
        <text:list-item>
          <text:p text:style-name="P93">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2">«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2">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2"/>
      <text:p text:style-name="P3">Вот еще несколько его реплик:</text:p>
      <text:list xml:id="list39344398" text:continue-numbering="true" text:style-name="диалог">
        <text:list-item>
          <text:p text:style-name="P93">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354939" text:continue-numbering="true" text:style-name="диалог">
        <text:list-item>
          <text:p text:style-name="P93">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9357272" text:continue-numbering="true" text:style-name="диалог">
        <text:list-item>
          <text:p text:style-name="P85"><text:span text:style-name="T21">Ну, раз ты такой счастливый человек, который знает, как себя успокоить в таких ситуациях (</text:span><text:span text:style-name="T26">его реакция на то, что я легла спать — </text:span><text:span text:style-name="_30__20_Text"><text:span text:style-name="T26">примеч. </text:span></text:span><text:span text:style-name="_30__20_Text"><text:span text:style-name="T26">авт.</text:span></text:span><text:span text:style-name="T21">) — я несчастный, и я не знаю, как мне себя успокоить в таких ситуациях. </text:span><text:span text:style-name="_30__20_Text"><text:span text:style-name="T21">И уж точно не лицезрением тебя, спокойно спящей и получившей все свои ответы на свои вопросы</text:span></text:span><text:span text:style-name="T21">!!!</text:span></text:p>
        </text:list-item>
      </text:list>
      <text:p text:style-name="Text_20_body"><text:soft-page-break/><text:span text:style-name="T21">У него горе, ведь мне хорошо. «</text:span><text:span text:style-name="_30__20_Text"><text:span text:style-name="T21">И уж точно не лицезрением тебя, спокойно спящей</text:span></text:span><text:span text:style-name="T21">»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351489" text:continue-numbering="true" text:style-name="диалог">
        <text:list-item>
          <text:p text:style-name="P93">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6" text:outline-level="2"><text:s/><text:bookmark-start text:name="Glava_22__Gori_v_adu"/>Глава 22. <text:line-break/>Гори в аду<text:bookmark-end text:name="Glava_22__Gori_v_adu"/></text:h>
      <text:p text:style-name="P46">Весна покажет кто где срал.</text:p>
      <text:p text:style-name="P51">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334452" text:continue-numbering="true" text:style-name="диалог">
        <text:list-item>
          <text:p text:style-name="P93">А ты сегодня в парадном белье?...</text:p>
        </text:list-item>
      </text:list>
      <text:p text:style-name="Text_20_body"><text:span text:style-name="T21">Как бы так выразиться без матов, чтобы в полной мере передать мое... удивление? Я оху... очень оооочень очень </text:span><text:span text:style-name="_30__20_Text"><text:span text:style-name="T28">удивилась</text:span></text:span><text:span text:style-name="T21">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9335179" text:continue-numbering="true" text:style-name="диалог">
        <text:list-item>
          <text:p text:style-name="P85"><text:span text:style-name="T21">Привет, слушай, я тут с твоего компа хотела музыку свою поставить и кое-что увидела. А кто такая ТТ (</text:span><text:span text:style-name="T26">инициалы той барышни</text:span><text:span text:style-name="T21">)?</text:span></text:p>
        </text:list-item>
        <text:list-item>
          <text:p text:style-name="P93"><text:soft-page-break/>Ой, да я ее еще с университета знаю, — сказал он и его ответ сопровождался нервными смешками, — а что?</text:p>
        </text:list-item>
        <text:list-item>
          <text:p text:style-name="P93">Она тебе сообщение прислала: «А ты сегодня в парадном белье?» Это как понимать?</text:p>
        </text:list-item>
        <text:list-item>
          <text:p text:style-name="P93">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338611" text:continue-numbering="true" text:style-name="диалог">
        <text:list-item>
          <text:p text:style-name="P93">Что ты придумываешь?! Ты что шуток не понимаешь?</text:p>
        </text:list-item>
        <text:list-item>
          <text:p text:style-name="P93">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0">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1">Ох, боюсь я, эта книга станет началом новых разборок. Но мне все равно. </text:span><text:span text:style-name="_30__20_Text"><text:span text:style-name="T21">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9"><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1">Если еще зимой, когда я жила у сестры, она считала, что это я испортила наши отношения своей </text:span><text:span text:style-name="_30__20_Text"><text:span text:style-name="T21">эмоциональностью</text:span></text:span><text:span text:style-name="T21">,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9">* * *</text:p>
      <text:p text:style-name="P3">На следующий день мне написала ТэТэ на личный номер:</text:p>
      <text:p text:style-name="P3"/>
      <text:p text:style-name="P52"><text:soft-page-break/>«Он в панике по поводу происходящего. И я чувствую себя, отчасти, виноватой. Не знаю что именно ты там прочла, но это несерьезно...</text:p>
      <text:p text:style-name="P5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2">Ему ведь не все равно... Не возьмусь говорить о высоких чувствах, но то, что не все-равно, это точно.»</text:p>
      <text:p text:style-name="P52"/>
      <text:list xml:id="list39338527" text:continue-numbering="true" text:style-name="диалог">
        <text:list-item>
          <text:p text:style-name="P93">Ты мужу переписку показывала? — спросила я.</text:p>
        </text:list-item>
        <text:list-item>
          <text:p text:style-name="P93">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9">*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9341666" text:continue-numbering="true" text:style-name="диалог">
        <text:list-item>
          <text:p text:style-name="P93">А я, блять, рад, что ты страдаешь от этой конченой квартиры...</text:p>
        </text:list-item>
        <text:list-item>
          <text:p text:style-name="P93">Да ты просто самое низкое, блять, существо!</text:p>
        </text:list-item>
        <text:list-item>
          <text:p text:style-name="P93">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3">Провались в ад, блять, к дьяволу самому и целуй его в задницу...</text:p>
        </text:list-item>
        <text:list-item>
          <text:p text:style-name="P93">Уебуй на хуй из моей жизни!</text:p>
        </text:list-item>
      </text:list>
      <text:p text:style-name="P3">И моя любимая:</text:p>
      <text:list xml:id="list39337725" text:continue-numbering="true" text:style-name="диалог">
        <text:list-item>
          <text:p text:style-name="P93">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9"><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2">«Прости что нагрубил и наговорил гадостей. Я уже сам не ведаю что творю. Но не провоцируй меня, пожалуйста.</text:p>
      <text:p text:style-name="P5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2">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2">Я не обманывал тебя. Ты просто хотела услышать не то, о чем спрашивала.»</text:p>
      <text:p text:style-name="P52"/>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2"><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6">Когда его попытки потрахаться на стороне «</text:span><text:span text:style-name="T1">не увенчались успехом</text:span><text:span text:style-name="T26">», </text:span><text:span text:style-name="T28">и</text:span><text:span text:style-name="T21">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1">И вот результаты такого отношения: разочарование жертвы, недоверие, что, несомненно, </text:span><text:span text:style-name="_30__20_Text"><text:span text:style-name="T21">расстраивает его</text:span></text:span><text:span text:style-name="T21">.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2">«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2">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2">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2"><text:soft-page-break/>Но вот эта чертова ТТ и переписка... И вот ты больше мне не веришь.</text:p>
      <text:p text:style-name="P5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2">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2">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2">Но я бы никогда не позволил себе того, что позволил!</text:p>
      <text:p text:style-name="P5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2">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2">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2"/>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6"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1"><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1">На восьмой день </text:span><text:span text:style-name="_32__20_Text"><text:span text:style-name="T30">заключения, то есть лечения </text:span></text:span><text:span text:style-name="T21">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1">Мои друзья рассказали мне реакцию моего бывшего парня, когда он узнал, что я лежу в лечебнице для душевно больных. Он </text:span><text:span text:style-name="T26">смеялся</text:span><text:span text:style-name="T21"> и сказал, что </text:span><text:span text:style-name="T28">т</text:span><text:span text:style-name="_30__20_Text"><text:span text:style-name="T28">ам мне самое место: «Д</text:span></text:span><text:span text:style-name="T28">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339891" text:continue-numbering="true" text:style-name="диалог">
        <text:list-item>
          <text:p text:style-name="P93">Что, ручки из жопы?</text:p>
        </text:list-item>
      </text:list>
      <text:p text:style-name="P3">Или:</text:p>
      <text:list xml:id="list39358460" text:continue-numbering="true" text:style-name="диалог">
        <text:list-item>
          <text:p text:style-name="P93">О, продолжай! Я же говорил, что ты неадекватная... — повторял он, снимая на камеру меня, доведенную до состояние сумасшествия...</text:p>
        </text:list-item>
      </text:list>
      <text:p text:style-name="P49"><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2">«Ахах! И это запостила! Тебя даже дурка не исправит, ты просто безнадежна.</text:p>
      <text:p text:style-name="P5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2"/>
      <text:p text:style-name="P3">То есть, скриншот на моей стене с его посланием «Ну шо, кобыла...» - это клевета?! Мой не правдивый аргумент?..<text:span text:style-name="T48">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2">«Это письмо не начнется со слова «я» или со слова «ты» или даже «мы». И тут не будет ни обращений ни гадостей.</text:p>
      <text:p text:style-name="P52">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2">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2">Почему нельзя проститься? Разойтись? Сколько еще нужно крови? Очень хочется чтоб это закончилось.</text:p>
      <text:p text:style-name="P5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2">P.S.: Прости, что обозвал.</text:p>
      <text:p text:style-name="P52">С прошедшим тебя. Будь счастлива.»</text:p>
      <text:p text:style-name="P52"/>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1">Я решила, пусть все это видят. Ведь он же считает свое поведение нормальным. Ну так, зачем прятаться в моей личке</text:span><text:span text:style-name="T21"><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1"> — айда на </text:span><text:span text:style-name="_32__20_Text"><text:span text:style-name="T29">сцену... то есть на </text:span></text:span><text:span text:style-name="T21">стену</text:span><text:span text:style-name="T21"><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1">!</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354026" text:continue-list="list39355146" text:style-name="список_20_перечисление">
        <text:list-item>
          <text:p text:style-name="P95">вам необходимо осознать, что вами манипулируют (или манипулировали);</text:p>
        </text:list-item>
        <text:list-item>
          <text:p text:style-name="P95">избавиться от иллюзий</text:p>
        </text:list-item>
        <text:list-item>
          <text:p text:style-name="P113"><text:span text:style-name="T21">и зарубить себе на носу, что </text:span><text:span text:style-name="_31__20_Text"><text:span text:style-name="T21">ВЫ НИ В ЧЕМ НЕ ВИНОВАТЫ</text:span></text:span><text:span text:style-name="T21">!</text:span></text:p>
        </text:list-item>
      </text:list>
      <text:p text:style-name="P3">Осознание факта манипуляций даст вам ответ на большинство ваших вопросов, таких, как:</text:p>
      <text:list xml:id="list39342076" text:continue-list="list39358460" text:style-name="диалог">
        <text:list-item>
          <text:p text:style-name="P93">Что происходит?</text:p>
        </text:list-item>
        <text:list-item>
          <text:p text:style-name="P93">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9346541" text:continue-numbering="true" text:style-name="диалог">
        <text:list-item>
          <text:p text:style-name="P93">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5"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89</dc:date><text:p text:style-name="P146"><text:span text:style-name="T58">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6"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9">[</text:span>Миллион<text:span text:style-name="T39">]</text:span> шагов как стать успешным карьеристом, <text:span text:style-name="T39">[</text:span>двести тысяч сто<text:span text:style-name="T3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1" text:note-class="footnote"><text:note-citation text:label="*">*</text:note-citation><text:note-body><text:p text:style-name="Footnote"><text:span text:style-name="T7">Пикап</text:span> (от англ. <text:span text:style-name="T39">pick up —</text:span><text:span text:style-name="T13"> цеплять, подцепить</text:span>) <text:span text:style-name="T39">—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8"><text:soft-page-break/>Главная цель пикапа — зацепить девушку. Начиная с банального:</text:p>
      <text:list xml:id="list39339161" text:continue-numbering="true" text:style-name="диалог">
        <text:list-item>
          <text:p text:style-name="P117">Вашей маме зять не нужен?</text:p>
        </text:list-item>
      </text:list>
      <text:p text:style-name="P28">И заканчивая какими-то более экстравагантными:</text:p>
      <text:list xml:id="list39329164" text:continue-numbering="true" text:style-name="диалог">
        <text:list-item>
          <text:p text:style-name="P117">Твой отец случайно не хлеб?</text:p>
        </text:list-item>
        <text:list-item>
          <text:p text:style-name="P117">В каком смысле?</text:p>
        </text:list-item>
        <text:list-item>
          <text:p text:style-name="P117">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350397" text:continue-numbering="true" text:style-name="диалог">
        <text:list-item>
          <text:p text:style-name="P117">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9349950" text:continue-numbering="true" text:style-name="диалог">
        <text:list-item>
          <text:p text:style-name="P117">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39329136" text:continue-numbering="true" text:style-name="диалог">
        <text:list-item>
          <text:p text:style-name="P117">Ты одна тут?</text:p>
        </text:list-item>
      </text:list>
      <text:p text:style-name="P28">И вы говорите, мол:</text:p>
      <text:list xml:id="list39332080" text:continue-numbering="true" text:style-name="диалог">
        <text:list-item>
          <text:p text:style-name="P117"><text:soft-page-break/>Нет, я с подругой. Она сейчас подойдет... — недоумевая, что этот незнакомец от вас хочет.</text:p>
        </text:list-item>
      </text:list>
      <text:p text:style-name="P28">На что он отвечает:</text:p>
      <text:list xml:id="list39338984" text:continue-numbering="true" text:style-name="диалог">
        <text:list-item>
          <text:p text:style-name="P117">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9349773" text:continue-numbering="true" text:style-name="диалог">
        <text:list-item>
          <text:p text:style-name="P117">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с моего личного опыта. Однажды вечером мне звонит знакомый, поведение которого явно говорит о том, что я ему нравлюсь:</text:p>
      <text:list xml:id="list39330852" text:continue-numbering="true" text:style-name="диалог">
        <text:list-item>
          <text:p text:style-name="P117">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39334713" text:continue-numbering="true" text:style-name="диалог">
        <text:list-item>
          <text:p text:style-name="P117">Яна, блять, что ты от меня хочешь?..</text:p>
        </text:list-item>
      </text:list>
      <text:p text:style-name="P28">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7">Отказ? Да, собственно и предложений никаких не было... так на что же все-таки обиделся? А я вам скажу — </text:span><text:soft-page-break/><text:span text:style-name="T17">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39339291" text:continue-numbering="true" text:style-name="диалог">
        <text:list-item>
          <text:p text:style-name="P117">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6162760965095101771" text:style-name="L3">
        <text:list-header>
          <text:p text:style-name="P80"><text:s/>— А это как?</text:p>
          <text:p text:style-name="P80"><text:s/>— Я тебя трахну, и ты исчезнешь.»</text:p>
        </text:list-header>
      </text:list>
      <text:p text:style-name="P45">Филипп Богачев, «Секреты уличных знакомств»</text:p>
      <text:p text:style-name="P25"/>
      <text:p text:style-name="P25">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замечательная походка. Особенно когда стоишь.</text:p>
      <text:p text:style-name="P59">—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2"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19"> совершенно неправильного, по моему мнению, удара левой снизу...</text:span><text:span text:style-name="T13">»</text:span></text:p>
      <text:p text:style-name="P45">Филипп Богачев, «Секреты уличных знакомств»</text:p>
      <text:p text:style-name="P25"><text:soft-page-break/></text:p>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5">Филипп Богачев, «Пикап. Самоучитель по соблазнению»</text:p>
      <text:p text:style-name="P45"/>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7">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79"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4844340130447418967" text:style-name="List_20_2">
        <text:list-item>
          <text:p text:style-name="P127">Кластер <text:span text:style-name="T39">A</text:span><text:span text:style-name="T8">:</text:span></text:p>
          <text:list>
            <text:list-item>
              <text:p text:style-name="P130">Параноидное;</text:p>
            </text:list-item>
            <text:list-item>
              <text:p text:style-name="P130">Шизоидное;</text:p>
            </text:list-item>
            <text:list-item>
              <text:p text:style-name="P130">Шизотипическое.</text:p>
              <text:p text:style-name="P126"><text:span text:style-name="T8">Для лиц с расстройствами кластера </text:span><text:span text:style-name="T43">A</text:span><text:span text:style-name="T8"> характерны трудности, связанные с взаимодействием с окружающими.</text:span></text:p>
              <text:p text:style-name="P126"><text:span text:style-name="T19">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6"><text:span text:style-name="T7">Кластер </text:span><text:span text:style-name="T44">B</text:span><text:span text:style-name="T8">:</text:span></text:p>
          <text:list>
            <text:list-item>
              <text:p text:style-name="P130">Антисоциальное;</text:p>
            </text:list-item>
            <text:list-item>
              <text:p text:style-name="P130">Пограничное;</text:p>
            </text:list-item>
            <text:list-item>
              <text:p text:style-name="P130">Истерическое;</text:p>
            </text:list-item>
            <text:list-item>
              <text:p text:style-name="P130">Нарциссическое.</text:p>
              <text:p text:style-name="P126"><text:span text:style-name="T8">Лица с расстройствами кластера </text:span><text:span text:style-name="T43">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text:soft-page-break/>Их эмоциональное состояние описывается, как драматическое, тревожное, непредсказуемое и нестабильное.</text:p>
            </text:list-item>
          </text:list>
        </text:list-item>
        <text:list-item>
          <text:p text:style-name="P141"><text:span text:style-name="T13">Кластер </text:span><text:span text:style-name="T39">C</text:span><text:span text:style-name="T19">:</text:span></text:p>
          <text:list>
            <text:list-item>
              <text:p text:style-name="P142">Избегающее;</text:p>
            </text:list-item>
            <text:list-item>
              <text:p text:style-name="P142">Зависимое;</text:p>
            </text:list-item>
            <text:list-item>
              <text:p text:style-name="P142">Обсессивно-компульсивное.</text:p>
              <text:p text:style-name="P141"><text:span text:style-name="T19">Лица с расстройствами кластера </text:span><text:span text:style-name="T43">C </text:span><text:span text:style-name="T19">испытывают чувства тревоги и страха, которые их </text:span><text:span text:style-name="T19">подавляют, и с которыми они постоянно борются.</text:span></text:p>
              <text:p text:style-name="P142">Их поведение описывается, как антиобщественное, <text:s/>замкнутое, неуверенное и чрезвычайно чувствительное.</text:p>
              <text:p text:style-name="P142">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9327880" text:continue-list="list39353773" text:style-name="List_20_1">
        <text:list-item text:start-value="1">
          <text:p text:style-name="P144">заметная дисгармония в поведении:</text:p>
          <text:list>
            <text:list-item>
              <text:p text:style-name="P143">аффективность<text:note text:id="ftn23" text:note-class="footnote"><text:note-citation text:label="*">*</text:note-citation><text:note-body><text:p text:style-name="Footnote"><text:span text:style-name="T7">Аффективность</text:span> (<text:span text:style-name="T1">от лат. </text:span><text:span text:style-name="T40">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3">возбудимость;</text:p>
            </text:list-item>
            <text:list-item>
              <text:p text:style-name="P143">расстройство контроля побуждений:</text:p>
              <text:list>
                <text:list-item>
                  <text:p text:style-name="P143">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3">нарастающее напряжение, возникающее перед совершением действия, повышение физической и психической активности;</text:p>
                </text:list-item>
                <text:list-item>
                  <text:p text:style-name="P143">возникновение ощущения радости и облегчения во время совершения действия.</text:p>
                </text:list-item>
              </text:list>
            </text:list-item>
            <text:list-item>
              <text:p text:style-name="P143">нарушение в процессах восприятия и мышления;</text:p>
            </text:list-item>
            <text:list-item>
              <text:p text:style-name="P143">изменение в стиле отношения к окружающим;</text:p>
            </text:list-item>
          </text:list>
        </text:list-item>
        <text:list-item>
          <text:p text:style-name="P143">хроническое проявление аномального поведения, возникшее давно;</text:p>
        </text:list-item>
        <text:list-item>
          <text:p text:style-name="P143">нарушение адаптации к широкому диапазону личностных и социальных ситуаций в связи с аномальным стилем поведения;</text:p>
        </text:list-item>
        <text:list-item>
          <text:p text:style-name="P143"><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3">обычно, но не всегда — существенное ухудшение профессиональной и социальной продуктивности.</text:p>
        </text:list-item>
        <text:list-item>
          <text:p text:style-name="P143">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6504950164900584965" text:style-name="List_20_3">
        <text:list-item>
          <text:p text:style-name="P131">отсутствие расстройства личности и существенных критериев личностного расстройства;</text:p>
        </text:list-item>
        <text:list-item>
          <text:p text:style-name="P131">личностное затруднение:</text:p>
          <text:p text:style-name="P131">наличие подпороговых критериев одного или нескольких расстройств личности;</text:p>
        </text:list-item>
        <text:list-item>
          <text:p text:style-name="P131">простое расстройство личности:</text:p>
          <text:p text:style-name="P131">наличие существенных критериев одного или нескольких расстройств в рамках одного кластера;</text:p>
        </text:list-item>
        <text:list-item>
          <text:p text:style-name="P131">сложное (диффузное) расстройство личности:</text:p>
          <text:p text:style-name="P131">наличие существенных критериев одного или нескольких расстройств личности в рамках нескольких кластеров;</text:p>
        </text:list-item>
        <text:list-item>
          <text:p text:style-name="P131">тяжелое расстройство личности:</text:p>
          <text:p text:style-name="P131"><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350203" text:continue-list="list39354026"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9350197" text:continue-numbering="true" text:style-name="список_20_перечисление">
        <text:list-item>
          <text:p text:style-name="P123">чрезмерная чувствительность к неудачам и отказам;</text:p>
        </text:list-item>
        <text:list-item>
          <text:p text:style-name="P123">постоянное недовольство окружающими, неумение прощать оскорбления, причинение ущерба, высокомерное поведение;</text:p>
        </text:list-item>
        <text:list-item>
          <text:p text:style-name="P123">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3">воинственно-щепетильное, не соответствующее фактической ситуации отношение к вопросам, связанным с правами личности;</text:p>
        </text:list-item>
        <text:list-item>
          <text:p text:style-name="P123">возобновляющиеся неоправданные подозрения в неверности сексуального партнера;</text:p>
        </text:list-item>
        <text:list-item>
          <text:p text:style-name="P123">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text:span><text:soft-page-break/><text:span text:style-name="T19">носится! Может выступать предвестником шизофрении и бредовых расстройств.</text:span></text:p>
      <text:h text:style-name="P79"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334218"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24"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1"><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5"><text:note text:id="ftn25"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3">Важно:</text:span><text:span text:style-name="T19">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9" text:outline-level="4">Диссоциальное расстройство личности</text:h>
      <text:p text:style-name="P26"><text:span text:style-name="T7"><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50639"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6" text:note-class="footnote"><text:note-citation text:label="*">*</text:note-citation><text:note-body><text:p text:style-name="P73">Фрустация<text:span text:style-name="T8"> (</text:span><text:span text:style-name="T3">от лат. </text:span><text:span text:style-name="T41">f</text:span><text:span text:style-name="T3">rustratio</text:span><text:span text:style-name="T41"> —</text:span><text:span text:style-name="T15"> обман, тщетное ожидание</text:span><text:span text:style-name="T8">) </text:span><text:span text:style-name="T43">—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19">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9355909" text:continue-list="list39327880" text:style-name="List_20_1">
        <text:list-item text:start-value="1">
          <text:p text:style-name="P128">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8">Активный социопат.</text:p>
          <text:p text:style-name="P13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94</dc:date><text:p text:style-name="P146"><text:span text:style-name="T58">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8">:</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345718" text:continue-list="list39350639"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1365611142018256947" text:style-name="List_20_4">
        <text:list-item>
          <text:p text:style-name="P124">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3"><text:span text:style-name="T19">склонность к сексуальной распущенности</text:span><text:span text:style-name="T43">.</text:span></text:p>
            </text:list-item>
          </text:list>
          <text:p text:style-name="P133"><text:span text:style-name="T19">Сильная эмоциональная возбудимость, проявляющаяся с детского возраста — истерики, озлобленность, </text:span><text:soft-page-break/><text:span text:style-name="T19">выражение протеста на воспитательные меры. Таких детей обычно называют трудными.</text:span></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4">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2"><text:soft-page-break/>Из-за склонности к внушаемости и фантазированию, сферы его интересов постоянно меняются.</text:p>
          <text:p text:style-name="P133"><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3"><text:span text:style-name="T19">Склонность к зависимости также может быть серьезной проблемой пограничного типа. Демонстрируя привязанность, такой человек </text:span><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79"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26985" text:continue-list="list39345718"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349971" text:continue-numbering="true" text:style-name="список_20_перечисление">
        <text:list-item>
          <text:p text:style-name="P113">«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19">—</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79"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348855622891019173" text:style-name="List_20_5">
        <text:list-item>
          <text:p text:style-name="P118">Значительные нарушения функционирования личности:</text:p>
          <text:list>
            <text:list-item>
              <text:p text:style-name="P118">Нарушения в собственном функционировании</text:p>
              <text:p text:style-name="P134"><text:span text:style-name="T43">(a </text:span><text:span text:style-name="T19">или </text:span><text:span text:style-name="T43">b)</text:span><text:span text:style-name="T42">:</text:span></text:p>
              <text:list>
                <text:list-item>
                  <text:p text:style-name="P118">Идеинтичность.</text:p>
                  <text:p text:style-name="P118">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8">Неадекватная самооценка, которая может быть завышенной или заниженной, которая колеблется между крайностями.</text:p>
                  <text:p text:style-name="P118">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8">Опора на себя.</text:p>
                  <text:p text:style-name="P118">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8">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8">Зачастую не осознает собственных мотивов.</text:p>
                </text:list-item>
              </text:list>
            </text:list-item>
            <text:list-item>
              <text:p text:style-name="P118">Нарушения в межперсональном функционировании</text:p>
              <text:p text:style-name="P125"><text:span text:style-name="T41">(a </text:span><text:span text:style-name="T3">или </text:span><text:span text:style-name="T41">b)</text:span><text:span text:style-name="T42">:</text:span></text:p>
              <text:list>
                <text:list-item>
                  <text:p text:style-name="P118">Отсутствие эмпатии.</text:p>
                  <text:p text:style-name="P118">Нарушенная способность признавать чувства других людей или идентифицировать себя с их чувствами.</text:p>
                  <text:p text:style-name="P118">Чрезмерно настроены на реакции других, но только если эти реакции имеют к нему отношение.</text:p>
                  <text:p text:style-name="P118">Переоценка или недооценка собственного влияния на других.</text:p>
                </text:list-item>
                <text:list-item>
                  <text:p text:style-name="P118">Близость.</text:p>
                  <text:p text:style-name="P118">Считает, что отношения нужны для «обслуживания» его самооценки.</text:p>
                  <text:p text:style-name="P118">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8">Патологические черты личности в следующих областях:</text:p>
          <text:list>
            <text:list-item>
              <text:p text:style-name="P118"><text:soft-page-break/>Антагонизм (соперничество и соревнование), характеризующийся:</text:p>
              <text:list>
                <text:list-item>
                  <text:p text:style-name="P118">Грандиозностью.</text:p>
                  <text:p text:style-name="P118">Явное или скрытое чувство, что ему все должны.</text:p>
                  <text:p text:style-name="P118">Эгоцентризм, уверенность в собственном превосходстве.</text:p>
                  <text:p text:style-name="P118">Снисходительное отношение к другим.</text:p>
                </text:list-item>
                <text:list-item>
                  <text:p text:style-name="P118">Привлечение внимания.</text:p>
                  <text:p text:style-name="P118">Чрезмерные попытки привлечь внимание других и быть в центе внимания.</text:p>
                  <text:p text:style-name="P118">Поиск восхищения.</text:p>
                </text:list-item>
              </text:list>
            </text:list-item>
          </text:list>
        </text:list-item>
        <text:list-item>
          <text:p text:style-name="P118">Вышеперечисленные личностные нарушения стабильны во времени и проявляются в разных жизненных ситуациях.</text:p>
        </text:list-item>
        <text:list-item>
          <text:p text:style-name="P118">Вышеперечисленные личностные нарушения не соответствуют культурной среде.</text:p>
        </text:list-item>
        <text:list-item>
          <text:p text:style-name="P118">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6">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6">мневается и в </text:span><text:span text:style-name="T16">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6">Нарцисс, в силу своего патологического себялюбия, не станет зарабатывать уважение у </text:span><text:span text:style-name="T53">«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9"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9350622" text:continue-list="list39349971" text:style-name="список_20_перечисление">
        <text:list-item>
          <text:p text:style-name="P119">необоснованная критика или презрение по отношению к собеседнику;</text:p>
        </text:list-item>
        <text:list-item>
          <text:p text:style-name="P119">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9">конфликтность, раздражительность и упрямство при необходимости выполнять нежелательные задачи;</text:p>
        </text:list-item>
        <text:list-item>
          <text:p text:style-name="P119">намеренно плохая или медленная работа при выполнении нежелательных задач;</text:p>
        </text:list-item>
        <text:list-item>
          <text:p text:style-name="P119">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9">избегающее поведение при выполнении обязательств, которое оправдывается забывчивостью;</text:p>
        </text:list-item>
        <text:list-item>
          <text:p text:style-name="P119">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78"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21">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1">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83">*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3"><text:span text:style-name="T4">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span></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7">*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344637" text:continue-list="list39339291" text:style-name="диалог">
        <text:list-item>
          <text:p text:style-name="P109">Ты просто его не знаешь! — защищала я любимого парня.</text:p>
        </text:list-item>
      </text:list>
      <text:p text:style-name="P49">*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9333795" text:continue-numbering="true" text:style-name="диалог">
        <text:list-item>
          <text:p text:style-name="P93">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329694" text:continue-numbering="true" text:style-name="диалог">
        <text:list-item>
          <text:p text:style-name="P93">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9345817" text:continue-numbering="true" text:style-name="диалог">
        <text:list-item>
          <text:p text:style-name="P93">Я ничего такого не делал...</text:p>
        </text:list-item>
        <text:list-item>
          <text:p text:style-name="P93">Каждый справляется с болью по разному...</text:p>
        </text:list-item>
        <text:list-item>
          <text:p text:style-name="P93">Я был на четырех свиданиях...</text:p>
        </text:list-item>
        <text:list-item>
          <text:p text:style-name="P93">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83">*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28">И вот тут сразу возникает вопрос: </text:span><text:span text:style-name="T8">«Что важнее — интуиция или же все-таки логика?»</text:span></text:p>
      <text:p text:style-name="P110">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10">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7"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8"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9"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39358427" text:continue-numbering="true" text:style-name="диалог">
        <text:list-item>
          <text:p text:style-name="P109">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83">*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1">Человек, </text:span><text:span text:style-name="_30__20_Text"><text:span text:style-name="T21">вспоминая</text:span></text:span><text:span text:style-name="T21">,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1">Человек, который </text:span><text:span text:style-name="_30__20_Text"><text:span text:style-name="T28">пытается</text:span></text:span><text:span text:style-name="_30__20_Text"><text:span text:style-name="T21"> придумать</text:span></text:span><text:span text:style-name="T21">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6"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78"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Text_20_body"><text:span text:style-name="T21">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span></text:p>
      <text:p text:style-name="Text_20_body"><text:span text:style-name="T21"/></text:p>
      <text:p text:style-name="P139">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78"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329969" text:continue-numbering="true" text:style-name="диалог">
        <text:list-item>
          <text:p text:style-name="P93">Тебе показалось.</text:p>
        </text:list-item>
        <text:list-item>
          <text:p text:style-name="P93">Ты себе накручиваешь.</text:p>
        </text:list-item>
        <text:list-item>
          <text:p text:style-name="P93">Ничего у тебя не болит.</text:p>
        </text:list-item>
        <text:list-item>
          <text:p text:style-name="P93">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Text_20_body"><text:span text:style-name="T21">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span></text:p>
      <text:p text:style-name="Text_20_body"><text:span text:style-name="T21"/></text:p>
      <text:p text:style-name="P139">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9350994" text:continue-numbering="true" text:style-name="диалог">
        <text:list-item>
          <text:p text:style-name="P93"><text:soft-page-break/>Мне это нравится? — Нет.</text:p>
        </text:list-item>
        <text:list-item>
          <text:p text:style-name="P93">Он сейчас прав? — Нет.</text:p>
        </text:list-item>
        <text:list-item>
          <text:p text:style-name="P93">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9343930" text:continue-numbering="true" text:style-name="диалог">
        <text:list-item>
          <text:p text:style-name="P93">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329688" text:continue-numbering="true" text:style-name="диалог">
        <text:list-item>
          <text:p text:style-name="P93">Ты что, хочешь сказать, что я сумасшедшая?!</text:p>
        </text:list-item>
      </text:list>
      <text:p text:style-name="P47">*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78"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9326701" text:continue-numbering="true" text:style-name="диалог">
        <text:list-item>
          <text:p text:style-name="P93"><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39355411" text:continue-numbering="true" text:style-name="диалог">
        <text:list-item>
          <text:p text:style-name="P93">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39349220" text:continue-numbering="true" text:style-name="диалог">
        <text:list-item>
          <text:p text:style-name="P93">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9349397" text:continue-numbering="true" text:style-name="диалог">
        <text:list-item>
          <text:p text:style-name="P93">У меня такое впечатление, что тебе просто неинтересно меня слушать.</text:p>
        </text:list-item>
        <text:list-item>
          <text:p text:style-name="P93"><text:soft-page-break/>Ты каждый раз придумываешь отговорки, чтобы избежать разговоров со мной.</text:p>
        </text:list-item>
        <text:list-item>
          <text:p text:style-name="P93">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9345988" text:continue-numbering="true" text:style-name="диалог">
        <text:list-item>
          <text:p text:style-name="P93">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78"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326057" text:continue-numbering="true" text:style-name="диалог">
        <text:list-item>
          <text:p text:style-name="P93">Твоя Машка как-то странно на меня посмотрела...</text:p>
        </text:list-item>
        <text:list-item>
          <text:p text:style-name="P93">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8"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9346966" text:continue-numbering="true" text:style-name="диалог">
        <text:list-item>
          <text:p text:style-name="P93">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346608" text:continue-numbering="true" text:style-name="диалог">
        <text:list-item>
          <text:p text:style-name="P93">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9339822" text:continue-numbering="true" text:style-name="диалог">
        <text:list-item>
          <text:p text:style-name="P93">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9353922" text:continue-numbering="true" text:style-name="диалог">
        <text:list-item>
          <text:p text:style-name="P93">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338003" text:continue-numbering="true" text:style-name="диалог">
        <text:list-item>
          <text:p text:style-name="P93"><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9332969" text:continue-numbering="true" text:style-name="диалог">
        <text:list-item>
          <text:p text:style-name="P93">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9345467" text:continue-numbering="true" text:style-name="диалог">
        <text:list-item>
          <text:p text:style-name="P93">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8"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9356343" text:continue-numbering="true" text:style-name="диалог">
        <text:list-item>
          <text:p text:style-name="P93">Мне нужна твоя помощь/совет/поддержка!</text:p>
        </text:list-item>
        <text:list-item>
          <text:p text:style-name="P93">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335455" text:continue-numbering="true" text:style-name="диалог">
        <text:list-item>
          <text:p text:style-name="P93"><text:soft-page-break/>Ты что, обиделся? На что? На то, что не можешь оказать мне помощь?</text:p>
        </text:list-item>
      </text:list>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9334725" text:continue-numbering="true" text:style-name="диалог">
        <text:list-item>
          <text:p text:style-name="P93">Да, я помню, что ты уже однажды потеряла контроль над ситуацией... Так что не нужно мне рассказывать, что сейчас ты ни при чем...</text:p>
        </text:list-item>
        <text:list-item>
          <text:p text:style-name="P93">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333103" text:continue-numbering="true" text:style-name="диалог">
        <text:list-item>
          <text:p text:style-name="P93">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8"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357970" text:continue-numbering="true" text:style-name="диалог">
        <text:list-item>
          <text:p text:style-name="P93">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9345137" text:continue-numbering="true" text:style-name="диалог">
        <text:list-item>
          <text:p text:style-name="P93">Ее бы не изнасиловали, если бы она не надела такое короткое платье.</text:p>
        </text:list-item>
        <text:list-item>
          <text:p text:style-name="P93">Тебя не повысили, потому что ты мало старалась, тебе нужно было усерднее работать.</text:p>
        </text:list-item>
        <text:list-item>
          <text:p text:style-name="P93"><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9340911" text:continue-numbering="true" text:style-name="диалог">
        <text:list-item>
          <text:p text:style-name="P93">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9332561" text:continue-numbering="true" text:style-name="диалог">
        <text:list-item>
          <text:p text:style-name="P93">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327629" text:continue-numbering="true" text:style-name="диалог">
        <text:list-item>
          <text:p text:style-name="P93">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39334757" text:continue-numbering="true" text:style-name="диалог">
        <text:list-item>
          <text:p text:style-name="P93">Меня побили!</text:p>
        </text:list-item>
        <text:list-item>
          <text:p text:style-name="P93">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39350693" text:continue-numbering="true" text:style-name="диалог">
        <text:list-item>
          <text:p text:style-name="P93">То есть, если ты пересолила суп, то позволишь своему мужу наказать тебя? Побить?</text:p>
        </text:list-item>
        <text:list-item>
          <text:p text:style-name="P93">Я бы, например, сказала человеку, что у него карман не застегнут. Ведь я нормальный честный человек! А ты бы как поступил?</text:p>
        </text:list-item>
        <text:list-item>
          <text:p text:style-name="P93">Ты хочешь сказать, что, если увидишь на улице девушку в короткой юбке, это даст тебе полное право изнасиловать ее?</text:p>
        </text:list-item>
      </text:list>
      <text:h text:style-name="P78"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9328191" text:continue-numbering="true" text:style-name="диалог">
        <text:list-item>
          <text:p text:style-name="P93">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9350365" text:continue-numbering="true" text:style-name="диалог">
        <text:list-item>
          <text:p text:style-name="P93">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9344499" text:continue-numbering="true" text:style-name="диалог">
        <text:list-item>
          <text:p text:style-name="P93">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9357010" text:continue-numbering="true" text:style-name="диалог">
        <text:list-item>
          <text:p text:style-name="P93">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78"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1">1) </text:span></text:span><text:span text:style-name="T21">Пристыдить.</text:span></text:p>
      <text:list xml:id="list39344773" text:continue-numbering="true" text:style-name="диалог">
        <text:list-item>
          <text:p text:style-name="P93"><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9357424" text:continue-numbering="true" text:style-name="диалог">
        <text:list-item>
          <text:p text:style-name="P93">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350877" text:continue-numbering="true" text:style-name="диалог">
        <text:list-item>
          <text:p text:style-name="P93">Я пока поживу у друзей/родителей, а вещи соберу на выходных, договорились?</text:p>
        </text:list-item>
      </text:list>
      <text:p text:style-name="Text_20_body"><text:span text:style-name="_31__20_Text"><text:span text:style-name="T31">2)</text:span></text:span><text:span text:style-name="_31__20_Text"><text:span text:style-name="T21"> </text:span></text:span><text:span text:style-name="T21">Отзеркаливание.</text:span></text:p>
      <text:p text:style-name="P3">Пообещайте ему что-то, что ему может очень понравиться, например:</text:p>
      <text:list xml:id="list39349496" text:continue-numbering="true" text:style-name="диалог">
        <text:list-item>
          <text:p text:style-name="P93">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39344557" text:continue-numbering="true" text:style-name="диалог">
        <text:list-item>
          <text:p text:style-name="P93">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357298" text:continue-numbering="true" text:style-name="диалог">
        <text:list-item>
          <text:p text:style-name="P93">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78"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331372" text:continue-numbering="true" text:style-name="диалог">
        <text:list-item>
          <text:p text:style-name="P93">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9337681" text:continue-numbering="true" text:style-name="диалог">
        <text:list-item>
          <text:p text:style-name="P93">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9358359" text:continue-numbering="true" text:style-name="диалог">
        <text:list-item>
          <text:p text:style-name="P93">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39357845" text:continue-numbering="true" text:style-name="диалог">
        <text:list-item>
          <text:p text:style-name="P93">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9338332" text:continue-numbering="true" text:style-name="диалог">
        <text:list-item>
          <text:p text:style-name="P93">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9346357" text:continue-numbering="true" text:style-name="диалог">
        <text:list-item>
          <text:p text:style-name="P93">Ты что, жаловался Маше/Пете на меня?</text:p>
        </text:list-item>
      </text:list>
      <text:p text:style-name="P3">Ну или пристыдить в распускании слухов о вашей паре:</text:p>
      <text:list xml:id="list39339724" text:continue-numbering="true" text:style-name="диалог">
        <text:list-item>
          <text:p text:style-name="P93">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78"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9332753" text:continue-numbering="true" text:style-name="диалог">
        <text:list-item>
          <text:p text:style-name="P93">Стой там — иди сюда.</text:p>
        </text:list-item>
        <text:list-item>
          <text:p text:style-name="P93">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9341527" text:continue-numbering="true" text:style-name="диалог">
        <text:list-item>
          <text:p text:style-name="P93">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9351359" text:continue-numbering="true" text:style-name="диалог">
        <text:list-item>
          <text:p text:style-name="P93">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328913" text:continue-numbering="true" text:style-name="диалог">
        <text:list-item>
          <text:p text:style-name="P93"><text:soft-page-break/>Ты все придумываешь. Я такого не говорил...</text:p>
        </text:list-item>
      </text:list>
      <text:p text:style-name="P3">Потом висхолдинг:</text:p>
      <text:list xml:id="list39339883" text:continue-numbering="true" text:style-name="диалог">
        <text:list-item>
          <text:p text:style-name="P93">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9335968" text:continue-numbering="true" text:style-name="диалог">
        <text:list-item>
          <text:p text:style-name="P93">Вчера ты тоже говорила, что не хочешь ругаться, но, тем не менее мы поругались...</text:p>
        </text:list-item>
      </text:list>
      <text:p text:style-name="P3">Конечно, без триангуляции никуда:</text:p>
      <text:list xml:id="list39337003" text:continue-numbering="true" text:style-name="диалог">
        <text:list-item>
          <text:p text:style-name="P93">Да все говорят, что ты просто неурав­новешенная...</text:p>
        </text:list-item>
      </text:list>
      <text:p text:style-name="P3">И в заключение, виктимблейминг:</text:p>
      <text:list xml:id="list39350200" text:continue-numbering="true" text:style-name="диалог">
        <text:list-item>
          <text:p text:style-name="P93">Хватит ныть! Сидела бы молча — ничего бы этого не было!..</text:p>
        </text:list-item>
      </text:list>
      <text:p text:style-name="P49">*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7">*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1">Шизофрения (</text:span><text:span text:style-name="T26">от </text:span><text:span text:style-name="_30__20_Text"><text:span text:style-name="T21">греч. schizo – расщеплять, phren – ум, рассудок</text:span></text:span><text:span text:style-name="T21">) — расщепление сознания. Одна из особенностей данного заболевания — по</text:span><text:span text:style-name="T21">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9358322" text:continue-numbering="true" text:style-name="диалог">
        <text:list-item>
          <text:p text:style-name="P93"><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9343312" text:continue-numbering="true" text:style-name="диалог">
        <text:list-item>
          <text:p text:style-name="P93">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9345154" text:continue-numbering="true" text:style-name="диалог">
        <text:list-item>
          <text:p text:style-name="P93">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9334331" text:continue-numbering="true" text:style-name="диалог">
        <text:list-item>
          <text:p text:style-name="P93">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9344912" text:continue-numbering="true" text:style-name="диалог">
        <text:list-item>
          <text:p text:style-name="P93">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344710" text:continue-numbering="true" text:style-name="диалог">
        <text:list-item>
          <text:p text:style-name="P93">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3">Мы сделаем это когда ты захочешь — завтра!</text:p>
        </text:list-item>
        <text:list-item>
          <text:p text:style-name="P93">Ты можешь рассказать мне. Я пойму! / Как ты могла такое сделать?! Ты в своем уме?</text:p>
        </text:list-item>
        <text:list-item>
          <text:p text:style-name="P93">Тебе не нужна косметика, ты у меня и так красивая! / Ух какая девушка, не то, что моя — замухрышка!</text:p>
        </text:list-item>
        <text:list-item>
          <text:p text:style-name="P93">Ты у меня самая лучшая! Я тебя недостоин! (Ты слишком умная/красивая/талантливая... Тебе надо быть хуже, чтобы я был достойным тебя!)</text:p>
        </text:list-item>
        <text:list-item>
          <text:p text:style-name="P93">Не работает — нахлебница, сидит на моей шее. / Работает — а обо мне кто будет заботиться?! Эгоистка!</text:p>
        </text:list-item>
        <text:list-item>
          <text:p text:style-name="P93">Все женщины корыстные сучки! Им только деньги и нужны! / Как это ты сама за себя заплатишь? Ты хочешь меня унизить?</text:p>
        </text:list-item>
        <text:list-item>
          <text:p text:style-name="P93">Занимаешься спортом — хочешь, чтоб парни на твою накачанную попку смотрели? / Не занимаешься — лентяйка и жопа у тебя жирная!</text:p>
        </text:list-item>
        <text:list-item>
          <text:p text:style-name="P93">Ей только обнимашки и нужны! / Она вообще не обращает на меня внимание!</text:p>
        </text:list-item>
        <text:list-item>
          <text:p text:style-name="P93"><text:soft-page-break/>Мне нравятся умные девушки! / Она что думает, что она самая умная?!</text:p>
        </text:list-item>
        <text:list-item>
          <text:p text:style-name="P93">Мне так нравится твой смех! / Когда ты уже успокоишься? Веди себя нормально!</text:p>
        </text:list-item>
        <text:list-item>
          <text:p text:style-name="P93">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78"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336698" text:continue-numbering="true" text:style-name="диалог">
        <text:list-item>
          <text:p text:style-name="P85"><text:bookmark-start text:name="__Da__no__________v_dopolnieniie_k_opisa"/><text:span text:style-name="_30__20_Text"><text:span text:style-name="T21">Да</text:span></text:span><text:span text:style-name="T21">, я виноват, </text:span><text:span text:style-name="_30__20_Text"><text:span text:style-name="T21">но</text:span></text:span><text:span text:style-name="T21"> позавчера ты была больше не </text:span><text:bookmark-end text:name="__Da__no__________v_dopolnieniie_k_opisa"/><text:span text:style-name="T21">права, чем я сейчас.</text:span></text:p>
        </text:list-item>
        <text:list-item>
          <text:p text:style-name="P93">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39341580" text:continue-numbering="true" text:style-name="диалог">
        <text:list-item>
          <text:p text:style-name="P93">Мама научила меня не воспринимать все, что сказано до слова «Но». Скажи, пожалуйста, ты со мной согласен или нет?</text:p>
        </text:list-item>
        <text:list-item>
          <text:p text:style-name="P93"><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8"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6">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339201"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8"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9330460" text:continue-numbering="true" text:style-name="диалог">
        <text:list-item>
          <text:p text:style-name="P93">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9357977" text:continue-numbering="true" text:style-name="диалог">
        <text:list-item>
          <text:p text:style-name="P93">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9328679" text:continue-numbering="true" text:style-name="диалог">
        <text:list-item>
          <text:p text:style-name="P93">Я вчера с тобой поделился, теперь ты делись.</text:p>
        </text:list-item>
        <text:list-item>
          <text:p text:style-name="P93">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331163" text:continue-numbering="true" text:style-name="диалог">
        <text:list-item>
          <text:p text:style-name="P93">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9340501" text:continue-numbering="true" text:style-name="диалог">
        <text:list-item>
          <text:p text:style-name="P93">Милая, но ты же знаешь, что я не уберу в квартире, как ты! Ты с этим справишься гораздо быстрее, чем я! Ты у меня такая молодец!</text:p>
        </text:list-item>
        <text:list-item>
          <text:p text:style-name="P93">У тебя так здорово получается все планировать, так что я решил дать тебе возможность полностью спланировать эту поездку!</text:p>
        </text:list-item>
        <text:list-item>
          <text:p text:style-name="P93">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9341464" text:continue-numbering="true" text:style-name="диалог">
        <text:list-item>
          <text:p text:style-name="P93">Милая, не обижайся! Я ведь так тебя люблю!</text:p>
        </text:list-item>
        <text:list-item>
          <text:p text:style-name="P93">Я вчера погорячился... Вот тебе цветы!</text:p>
        </text:list-item>
        <text:list-item>
          <text:p text:style-name="P93">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9"><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9357674" text:continue-numbering="true" text:style-name="диалог">
        <text:list-item>
          <text:p text:style-name="P93">Спасибо! Я очень рада! Ты приготовил действительно вкусный ужин!</text:p>
        </text:list-item>
        <text:list-item>
          <text:p text:style-name="P93"><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9343256" text:continue-numbering="true" text:style-name="диалог">
        <text:list-item>
          <text:p text:style-name="P93">Ты приготовила замечательный ужин! Вот если бы ты еще и десерт приготовила — цены бы тебе не было!</text:p>
        </text:list-item>
        <text:list-item>
          <text:p text:style-name="P93">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353437" text:continue-numbering="true" text:style-name="диалог">
        <text:list-item>
          <text:p text:style-name="P93">Ты прямо статусами из соц-сети заговорила!</text:p>
        </text:list-item>
        <text:list-item>
          <text:p text:style-name="P93">Вау, а что это за платье у тебя такое! Может наденешь что-то другое?</text:p>
        </text:list-item>
        <text:list-item>
          <text:p text:style-name="P93">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9328143" text:continue-numbering="true" text:style-name="диалог">
        <text:list-item>
          <text:p text:style-name="P93">Также во многом это проявляется в быту:</text:p>
        </text:list-item>
        <text:list-item>
          <text:p text:style-name="P93">Ты вчера борщ пересолила, поэтому сегодня готовишь тоже ты.</text:p>
        </text:list-item>
        <text:list-item>
          <text:p text:style-name="P93">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326117" text:continue-numbering="true" text:style-name="диалог">
        <text:list-item>
          <text:p text:style-name="P93">Да, эта то самое платье, в котором я была на нашем свидании неделю назад. Ты еще сказал, что я хорошо выгляжу.</text:p>
        </text:list-item>
        <text:list-item>
          <text:p text:style-name="P93">Ты думаешь, что если скажешь мне пару незнакомых мне слов, я тебя любить больше буду?</text:p>
        </text:list-item>
        <text:list-item>
          <text:p text:style-name="P93"><text:soft-page-break/>Если ты хочешь рыбу на ужин, то ты мог бы сам ее приготовить.</text:p>
        </text:list-item>
        <text:list-item>
          <text:p text:style-name="P93">Не нравится — делай сам.</text:p>
        </text:list-item>
        <text:list-item>
          <text:p text:style-name="P93">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9342801" text:continue-numbering="true" text:style-name="диалог">
        <text:list-item>
          <text:p text:style-name="P93">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9"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9356850" text:continue-numbering="true" text:style-name="диалог">
        <text:list-item>
          <text:p text:style-name="P93">Если ты сейчас пойдешь гулять, то я с тобой не буду разговаривать.</text:p>
        </text:list-item>
        <text:list-item>
          <text:p text:style-name="P93">Если ты купишь это платье, то мы не поедем в отпуск.</text:p>
        </text:list-item>
        <text:list-item>
          <text:p text:style-name="P93">Если ты еще раз так сделаешь — пеняй на себя!</text:p>
        </text:list-item>
        <text:list-item>
          <text:p text:style-name="P93">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9342543" text:continue-numbering="true" text:style-name="диалог">
        <text:list-item>
          <text:p text:style-name="P93">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346036" text:continue-numbering="true" text:style-name="диалог">
        <text:list-item>
          <text:p text:style-name="P93">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8"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9337995" text:continue-numbering="true" text:style-name="диалог">
        <text:list-item>
          <text:p text:style-name="P93"><text:soft-page-break/>Ты уделяешь мне недостаточно внимания! — упрек.</text:p>
        </text:list-item>
        <text:list-item>
          <text:p text:style-name="P93">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9358303" text:continue-numbering="true" text:style-name="диалог">
        <text:list-item>
          <text:p text:style-name="P93">Болит голова? Выпей таблетку. Вон там лежит...</text:p>
        </text:list-item>
        <text:list-item>
          <text:p text:style-name="P93">Что? Опять злодей-Володя тебе палки в колеса ставит? Вот паразит! Ужинать будешь?</text:p>
        </text:list-item>
        <text:list-item>
          <text:p text:style-name="P93">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3">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8"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39">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9347466" text:continue-numbering="true" text:style-name="диалог">
        <text:list-item>
          <text:p text:style-name="P93">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970977827540240796" text:style-name="L4">
        <text:list-item>
          <text:p text:style-name="P137"><text:span text:style-name="T33">закомплексованность и неуверенность в себе</text:span><text:span text:style-name="T32">.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8"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633037982375241666" text:style-name="L5">
        <text:list-item>
          <text:p text:style-name="P138"><text:span text:style-name="T21">в то время, как вы болеете и вам остро необходима помощь вашего партнера, он, </text:span><text:span text:style-name="T21">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9326797" text:continue-list="list39347466" text:style-name="диалог">
        <text:list-item>
          <text:p text:style-name="P93"><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3">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3">Ты же знаешь, что я на антибиотиках. Ты не хочешь, чтобы я поправилась?</text:p>
        </text:list-item>
        <text:list-item>
          <text:p text:style-name="P93">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1">Это не шутка, так как </text:span><text:span text:style-name="_31__20_Text"><text:span text:style-name="T21">неглект может стать причиной смерти жертвы</text:span></text:span><text:span text:style-name="T21">. Если у вас, по каким-то причинам, нет </text:span><text:soft-page-break/><text:span text:style-name="T21">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39339059" text:continue-numbering="true" text:style-name="диалог">
        <text:list-item>
          <text:p text:style-name="P93">Я бы простила измену. — сказала мне одна девушка, которая очень себя любит.</text:p>
        </text:list-item>
        <text:list-item>
          <text:p text:style-name="P93">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3">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7">*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9342124" text:continue-numbering="true" text:style-name="диалог">
        <text:list-item>
          <text:p text:style-name="P96">Что здесь такого? Я же тебя люблю! А она для меня ничего не значит!</text:p>
        </text:list-item>
        <text:list-item>
          <text:p text:style-name="P96">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9328570" text:continue-numbering="true" text:style-name="диалог">
        <text:list-item>
          <text:p text:style-name="P96">Не имеет значения, что произошло в тот момент, когда люди были, как бы, не вместе...</text:p>
        </text:list-item>
        <text:list-item>
          <text:p text:style-name="P96">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9348053" text:continue-numbering="true" text:style-name="диалог">
        <text:list-item>
          <text:p text:style-name="P96">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9341218" text:continue-numbering="true" text:style-name="диалог">
        <text:list-item>
          <text:p text:style-name="P93">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9357328" text:continue-numbering="true" text:style-name="диалог">
        <text:list-item>
          <text:p text:style-name="P93">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9345983" text:continue-numbering="true" text:style-name="диалог">
        <text:list-item>
          <text:p text:style-name="P96">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9345144" text:continue-numbering="true" text:style-name="диалог">
        <text:list-item>
          <text:p text:style-name="P93">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9338731" text:continue-numbering="true" text:style-name="диалог">
        <text:list-item>
          <text:p text:style-name="P93">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348589" text:continue-numbering="true" text:style-name="диалог">
        <text:list-item>
          <text:p text:style-name="P93">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9341002" text:continue-numbering="true" text:style-name="диалог">
        <text:list-item>
          <text:p text:style-name="P93">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9332665" text:continue-numbering="true" text:style-name="диалог">
        <text:list-item>
          <text:p text:style-name="P93"><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78"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9330004" text:continue-numbering="true" text:style-name="диалог">
        <text:list-item>
          <text:p text:style-name="P93">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2">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8"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8"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341567" text:continue-numbering="true" text:style-name="диалог">
        <text:list-item>
          <text:p text:style-name="P93">Меня никто, кроме тебя не понимает!</text:p>
        </text:list-item>
        <text:list-item>
          <text:p text:style-name="P93">Ты лучшее, что со мной случилось в жизни!</text:p>
        </text:list-item>
        <text:list-item>
          <text:p text:style-name="P93">Как я мог так поступать с тобой?! Теперь я все понял!</text:p>
        </text:list-item>
      </text:list>
      <text:p text:style-name="P20">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78"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9354235" text:continue-numbering="true" text:style-name="диалог">
        <text:list-item>
          <text:p text:style-name="P93">Так будет лучше для нас.</text:p>
        </text:list-item>
      </text:list>
      <text:p text:style-name="P3">Или:</text:p>
      <text:list xml:id="list39343942" text:continue-numbering="true" text:style-name="диалог">
        <text:list-item>
          <text:p text:style-name="P93">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7">*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1"/>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39355808" text:continue-list="list39355909"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1"><text:span text:style-name="T51">C </text:span><text:span text:style-name="T49">чувством </text:span><text:span text:style-name="T50">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7" text:outline-level="2"><text:span text:style-name="T4">Глава 26. Причины манипуляций</text:span></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0" text:note-class="footnote"><text:note-citation text:label="*">*</text:note-citation><text:note-body><text:p text:style-name="Footnote"><text:span text:style-name="T7">Дисфункция</text:span> (<text:span text:style-name="T1">от лат. — </text:span><text:span text:style-name="T40">dis – </text:span><text:span text:style-name="T14">отрицание, затруднение, </text:span><text:span text:style-name="T40">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39332367" text:continue-list="list39355808" text:style-name="List_20_1">
        <text:list-item text:start-value="1">
          <text:p text:style-name="P112">Контроль</text:p>
          <text:list>
            <text:list-item>
              <text:p text:style-name="P94"><text:span text:style-name="T9">Гиперконтроль</text:span>:</text:p>
              <text:p text:style-name="P94">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105">Последствия<text:span text:style-name="T10">:</text:span></text:p>
              <text:p text:style-name="P97">Затруднение адаптации к новым условиям, стремление к самоутверждению, конфликтность, агрес<text:soft-page-break/>сивность, патологическое стремление воплотить в жизнь нереализованные желания, инфантильность, неумение планировать, неспособность осваивать полученный опыт и учиться на ошибках, делегирование обязанностей, неспособность делать выбор и анализировать.</text:p>
            </text:list-item>
            <text:list-item>
              <text:p text:style-name="P103">Полная свобода:</text:p>
              <text:p text:style-name="P116"><text:span text:style-name="T21">Невнимательность и равнодушие со стороны родителей к действиям. Отсутствие воспитания, как такового.</text:span></text:p>
              <text:p text:style-name="P105">Последствия:</text:p>
              <text:p text:style-name="P100">Неумение отдавать отчет своим действиям, отсутствие представления о ценностях мира, хулиганство,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Воспитание запугиванием, лишением, шантажом, криками, унижениями, избиениями. Стиль воспитания - «Око за око».</text:p>
              <text:p text:style-name="P100"><text:span text:style-name="T9">Последствия</text:span>:</text:p>
              <text:p text:style-name="P100"><text:soft-page-break/>вранье и перекладывание вины на окружающих (дабы избежать наказания),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5">Безнаказанность<text:span text:style-name="T10">:</text:span></text:p>
              <text:p text:style-name="P105"><text:span text:style-name="T10">Абсолютное отсутствие наказания в воспитании.</text:span></text:p>
              <text:p text:style-name="P105">Последствия<text:span text:style-name="T10">:</text:span></text:p>
              <text:p text:style-name="P105"><text:span text:style-name="T10">Отсутствие понятия ответственности, несоблюдение общепринятых норм поведения и законов,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span></text:p>
            </text:list-item>
          </text:list>
        </text:list-item>
        <text:list-item>
          <text:p text:style-name="P104"><text:span text:style-name="T10">Забота</text:span></text:p>
          <text:list>
            <text:list-item>
              <text:p text:style-name="P105">Гиперопека<text:span text:style-name="T10">:</text:span></text:p>
              <text:p text:style-name="P105"><text:span text:style-name="T10">Воспитание сверхконтролем не агрессивного характера.</text:span></text:p>
              <text:p text:style-name="P105">Последствия<text:span text:style-name="T10">:</text:span></text:p>
              <text:p text:style-name="P105"><text:span text:style-name="T10">Из-за контраста заботливого отношения родителей и окружающих людей — ощущение ненужности, развитие направленной на себя агресии (аутоагресии) и агресии на окружающих,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span></text:p>
            </text:list-item>
            <text:list-item>
              <text:p text:style-name="P105"><text:soft-page-break/>Отсутствие заботы и защиты<text:span text:style-name="T10">:</text:span></text:p>
              <text:p text:style-name="P105"><text:span text:style-name="T10">Игнорирование родителями физического и морального состояния ребенка, обвинение ребенка в случившихся с ним неприятностях.</text:span></text:p>
              <text:p text:style-name="P105">Последствия<text:span text:style-name="T10">:</text:span></text:p>
              <text:p text:style-name="P105"><text:span text:style-name="T10">Неуверенность в себе, развитие необоснованного чувства вины, манипуляции жалостью, беспомощность, неспособность справляться с трудностями, затруднение адаптации к жизненным условиям, замкнутость.</text:span></text:p>
            </text:list-item>
          </text:list>
        </text:list-item>
        <text:list-item>
          <text:p text:style-name="P104"><text:span text:style-name="T10">Помощь</text:span></text:p>
          <text:list>
            <text:list-item>
              <text:p text:style-name="P105">Отсутствие помощи<text:span text:style-name="T10">:</text:span></text:p>
              <text:p text:style-name="P105"><text:span text:style-name="T1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span></text:p>
              <text:p text:style-name="P105">Последствия<text:span text:style-name="T10">:</text:span></text:p>
              <text:p text:style-name="P105"><text:span text:style-name="T10">Раннее взросление, самостоятельность, независимость и непокорность без должного жизненного опыта.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окружающих, неумение заботиться об остальных и помогать им.</text:span></text:p>
            </text:list-item>
            <text:list-item>
              <text:p text:style-name="P105">Переизбыток помощи<text:span text:style-name="T10">:</text:span></text:p>
              <text:p text:style-name="P105"><text:soft-page-break/><text:span text:style-name="T10">Воспитание, где родители берут на себя все обязанности ребенка (уроки, уборка).</text:span></text:p>
              <text:p text:style-name="P105">Последствия<text:span text:style-name="T10">:</text:span></text:p>
              <text:p text:style-name="P105"><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4"><text:span text:style-name="T10">Внимание</text:span></text:p>
          <text:list>
            <text:list-item>
              <text:p text:style-name="P104"><text:span text:style-name="T8">Нарушение личных границ</text:span><text:span text:style-name="T12">:</text:span></text:p>
              <text:p text:style-name="P104"><text:span text:style-name="T12">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ать переписки ребенка в соц-сетях, что исключало право ребенка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насилие.</text:span></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text:span><text:soft-page-break/><text:span text:style-name="T12">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 заставляя доказывать обратное.</text:span></text:p>
            </text:list-item>
            <text:list-item>
              <text:p text:style-name="P104"><text:span text:style-name="T8">Равнодушие</text:span><text:span text:style-name="T12">:</text:span></text:p>
              <text:p text:style-name="P104"><text:span text:style-name="T12">Равнодушие родителей к чувствам, интересам, склонностям и внутреннему миру ребенка, а также к его переживаниям и проблемам.</text:span></text:p>
              <text:p text:style-name="P104"><text:span text:style-name="T8">Последствия</text:span><text:span text:style-name="T12">:</text:span></text:p>
              <text:p text:style-name="P104"><text:span text:style-name="T12">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span></text:p>
            </text:list-item>
          </text:list>
        </text:list-item>
        <text:list-item>
          <text:p text:style-name="P104"><text:span text:style-name="T10">Мотивация</text:span></text:p>
          <text:list>
            <text:list-item>
              <text:p text:style-name="P105">Принуждение<text:span text:style-name="T10">:</text:span></text:p>
              <text:p text:style-name="P105"><text:span text:style-name="T1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span></text:p>
              <text:p text:style-name="P105"><text:soft-page-break/>Последствия<text:span text:style-name="T10">:</text:span></text:p>
              <text:p text:style-name="P105"><text:span text:style-name="T10">Развитие трудоголизма, однако отсутствие удовлетворения от собственных достижений (</text:span><text:span text:style-name="T20">из-за того, что занимается нелюбимым делом</text:span><text:span text:style-name="T10">).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5">Демотивация<text:span text:style-name="T10">:</text:span></text:p>
              <text:p text:style-name="P105"><text:span text:style-name="T10">Воспитание внушением чувства ущербности, заставляя доказывать обратное.</text:span></text:p>
              <text:p text:style-name="P105">Последствия<text:span text:style-name="T10">:</text:span></text:p>
              <text:p text:style-name="P105"><text:span text:style-name="T1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text:span></text:p>
            </text:list-item>
          </text:list>
        </text:list-item>
        <text:list-item>
          <text:p text:style-name="P104"><text:span text:style-name="T10">Похвала</text:span></text:p>
          <text:list>
            <text:list-item>
              <text:p text:style-name="P105">Переизбыток похвалы<text:span text:style-name="T10">:</text:span></text:p>
              <text:p text:style-name="P105"><text:span text:style-name="T10">Идеализация ребенка, необоснованное превозношение талантов, достижений и заслуг.</text:span></text:p>
              <text:p text:style-name="P105">Последствия<text:span text:style-name="T10">:</text:span></text:p>
              <text:p text:style-name="P105"><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5">Недостаток похвалы<text:span text:style-name="T10">:</text:span></text:p>
              <text:p text:style-name="P105"><text:span text:style-name="T10">Отсутствии поощрения и похвалы в воспитании, что сопровождается упреками и сравнениями с окружающими.</text:span></text:p>
              <text:p text:style-name="P105">Последствия<text:span text:style-name="T10">:</text:span></text:p>
              <text:p text:style-name="P105"><text:span text:style-name="T1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span></text:p>
            </text:list-item>
          </text:list>
        </text:list-item>
        <text:list-item>
          <text:p text:style-name="P104"><text:span text:style-name="T10">Вежливость</text:span></text:p>
          <text:list>
            <text:list-item>
              <text:p text:style-name="P105">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5">Последствия<text:span text:style-name="T10">:</text:span></text:p>
              <text:p text:style-name="P105"><text:span text:style-name="T10">Вранье, бестактность, наигранная вежливость, делегирование обязанностей, манипуляции тщеславием с целью получить благосклонность окружающих и войти в доверие.</text:span></text:p>
            </text:list-item>
            <text:list-item>
              <text:p text:style-name="P105">Хамство<text:span text:style-name="T10">:</text:span></text:p>
              <text:p text:style-name="P105"><text:span text:style-name="T10">Непристойное поведение родителей в кругу семьи и/или в обществе, нарушение родителями общепринятых норм поведения и внешнего вида, (пас</text:span><text:soft-page-break/><text:span text:style-name="T10">сивная) агрессия, оскорбления и неуважение к окружающим.</text:span></text:p>
              <text:p text:style-name="P105">Последствия<text:span text:style-name="T10">:</text:span></text:p>
              <text:p text:style-name="P105"><text:span text:style-name="T1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span></text:p>
            </text:list-item>
          </text:list>
        </text:list-item>
        <text:list-item>
          <text:p text:style-name="P104"><text:span text:style-name="T10">Благодарность</text:span></text:p>
          <text:list>
            <text:list-item>
              <text:p text:style-name="P104"><text:span text:style-name="T8">Материальная благодарность</text:span><text:span text:style-name="T12">:</text:span></text:p>
              <text:p text:style-name="P105"><text:span text:style-name="T10"/></text:p>
            </text:list-item>
          </text:list>
        </text:list-item>
      </text:list>
      <text:p text:style-name="Subtitle">* * *</text:p>
      <text:p text:style-name="P11">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text:soft-page-break/>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text:soft-page-break/>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text:soft-page-break/>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9">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text:soft-page-break/>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1"><text:span text:style-name="T28">Так вот, в этой главе </text:span><text:span text:style-name="T37">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5"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9353417" text:continue-list="list39343942"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5"><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329107"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oft-page-break/><text:span text:style-name="T3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3"/>
      <text:p text:style-name="P145">Содержание</text:p>
      <text:p text:style-name="P33"/>
      <text:p text:style-name="P70">Пролог<text:tab/>3</text:p>
      <text:p text:style-name="P71">ЧАСТЬ 1. ФИРМЕННЫЕ ОТНОШЕНИЯ</text:p>
      <text:p text:style-name="P70">Глава 1. Это еще не конец<text:tab/>23</text:p>
      <text:p text:style-name="P70">Глава 2. Таблетка<text:tab/>26</text:p>
      <text:p text:style-name="P70">Глава 3. Останешься?<text:tab/>38</text:p>
      <text:p text:style-name="P70">Глава 4. Зачем платить больше?<text:tab/>42</text:p>
      <text:p text:style-name="P70">Глава 5. Интроверт<text:tab/>47</text:p>
      <text:p text:style-name="P70">Глава 6. Стразики<text:tab/>72</text:p>
      <text:p text:style-name="P70">Глава 7. З — Забота<text:tab/>84</text:p>
      <text:p text:style-name="P70">Глава 8. Сама, котик<text:tab/>101</text:p>
      <text:p text:style-name="P70">Глава 9. Мы так общаемся<text:tab/>116</text:p>
      <text:p text:style-name="P70">Глава 10. Это не я<text:tab/>133</text:p>
      <text:p text:style-name="P70">Глава 11. Трио<text:tab/>154</text:p>
      <text:p text:style-name="P70">Глава 12. Не ной<text:tab/>162</text:p>
      <text:p text:style-name="P70">Глава 13. Неадекватная<text:tab/>171</text:p>
      <text:p text:style-name="P70">Глава 14. Вожак<text:tab/>195</text:p>
      <text:p text:style-name="P70">Глава 15. Ад<text:tab/>213</text:p>
      <text:p text:style-name="P70">Глава 16. Nosce te ipsum<text:tab/>225</text:p>
      <text:p text:style-name="P70">Глава 17. Я все понял<text:tab/>234</text:p>
      <text:p text:style-name="P70">Глава 18. А зачем вам Она?<text:tab/>239</text:p>
      <text:p text:style-name="P70">Глава 19. Я подумаю<text:tab/>246</text:p>
      <text:p text:style-name="P70">Глава 20. Меньше нюансов<text:tab/>251</text:p>
      <text:p text:style-name="P70">Глава 21. Быть честным очень легко!<text:tab/>260</text:p>
      <text:p text:style-name="P70">Глава 22. Гори в аду<text:tab/>303</text:p>
      <text:p text:style-name="P70">Глава 23. Апофеоз отношений с манипулятором<text:tab/>322</text:p>
      <text:p text:style-name="P71">ЧАСТЬ 2. ЧТО-ТО ВРОДЕ СПРАВОЧНИКА</text:p>
      <text:p text:style-name="P70">Глава 24. Причины манипуляции<text:tab/>342</text:p>
      <text:p text:style-name="P70"><text:soft-page-break/>Глава 25. Признаки и последствия манипуляции<text:tab/>362</text:p>
      <text:p text:style-name="P72">Что с ним?<text:tab/>364</text:p>
      <text:p text:style-name="P72">Почему я?<text:tab/>370</text:p>
      <text:p text:style-name="P70">Глава 25. Приемы и противостояние манипуляции<text:tab/>384</text:p>
      <text:p text:style-name="P72">Демонстративное игнорирование собственных</text:p>
      <text:p text:style-name="P72">обязательств<text:tab/>384</text:p>
      <text:p text:style-name="P72">Газлайтинг<text:tab/>386</text:p>
      <text:p text:style-name="P72">Висхолдинг<text:tab/>390</text:p>
      <text:p text:style-name="P72">«Да, но &lt;...&gt;» (в доп. к описанию висхолдинга)<text:tab/>393</text:p>
      <text:p text:style-name="P72">Изоляция жертвы от ее окружения<text:tab/>395</text:p>
      <text:p text:style-name="P72">Пассивная агрессия<text:line-break/>(игнорирование, обида, внезапный бойкот)<text:tab/>398</text:p>
      <text:p text:style-name="P72">Эгоизм. Равнодушие<text:tab/>403</text:p>
      <text:p text:style-name="P72">Игра на ваших эмоциях или психологические</text:p>
      <text:p text:style-name="P72">триггеры<text:tab/>404</text:p>
      <text:p text:style-name="P72">Виктимблейминг<text:tab/>408</text:p>
      <text:p text:style-name="P72">Вам редко уступают или не уступают вообще<text:tab/>413</text:p>
      <text:p text:style-name="P72">Патологическая ложь.<text:line-break/>Введение в болезненное состояние ожидания<text:tab/>418</text:p>
      <text:p text:style-name="P72">Триангуляция<text:tab/>424</text:p>
      <text:p text:style-name="P72">Дабл байнд<text:tab/>427</text:p>
      <text:p text:style-name="P72">Демонстрация (в доп. к описанию дабл байнда)<text:tab/>436</text:p>
      <text:p text:style-name="P68">Демонстрация занятости<text:tab/>436</text:p>
      <text:p text:style-name="P68">Демонстрация любви<text:tab/>440</text:p>
      <text:p text:style-name="P72">Подкрепление.<text:line-break/>Стимуляция на действия<text:tab/>444</text:p>
      <text:p text:style-name="P68">Положительное подкрепление<text:tab/>445</text:p>
      <text:p text:style-name="P68">Неустойчивое или частичное подкрепление<text:tab/>451</text:p>
      <text:p text:style-name="P68">Отрицательное подкрепление<text:tab/>455</text:p>
      <text:p text:style-name="P68">Травмирующий одноразовый опыт<text:tab/>460</text:p>
      <text:p text:style-name="P72">Постоянные жалобы<text:tab/>462</text:p>
      <text:p text:style-name="P72">Отношение к чистоте<text:tab/>465</text:p>
      <text:p text:style-name="P68">Патологическая неряшливость.<text:tab/>465</text:p>
      <text:p text:style-name="P68"><text:soft-page-break/>Патологическое стремление к чистоте<text:tab/>467</text:p>
      <text:p text:style-name="P72">Неглект<text:tab/>471</text:p>
      <text:p text:style-name="P72">Попытка выторговать право на «лево». Принуждение</text:p>
      <text:p text:style-name="P72">к трио<text:tab/>475</text:p>
      <text:p text:style-name="P68">Вариант 1. <text:s/>Ничто не предвещало беды<text:tab/>479</text:p>
      <text:p text:style-name="P68">Вариант 2. Ну мааам<text:tab/>481</text:p>
      <text:p text:style-name="P68">Вариант 3. Я уже взрослый<text:tab/>484</text:p>
      <text:p text:style-name="P68">Секс втроем<text:tab/>485</text:p>
      <text:p text:style-name="P72">Перспектицид<text:tab/>491</text:p>
      <text:p text:style-name="P72">Сахарное шоу<text:tab/>493</text:p>
      <text:p text:style-name="P72">Манипуляция разрывом<text:tab/>495</text:p>
      <text:p text:style-name="P70">Эпилог<text:tab/>499</text:p>
      <table:table table:name="Таблица1" table:style-name="Таблица1">
        <table:table-column table:style-name="Таблица1.A"/>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ext:soft-page-break/>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row>
          <table:table-cell table:style-name="Таблица1.A1" office:value-type="string">
            <text:p text:style-name="P67"/>
          </table:table-cell>
        </table:table-row>
      </table:table>
      <text:p text:style-name="P64"><text:soft-page-break/><text:span text:style-name="Default_20_Paragraph_20_Font"><text:span text:style-name="T22"><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6</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6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20T19:14:54.12</dc:date>
    <meta:editing-cycles>1183</meta:editing-cycles>
    <meta:editing-duration>P35DT13H43M37S</meta:editing-duration>
    <meta:document-statistic meta:table-count="1" meta:image-count="0" meta:object-count="0" meta:page-count="574" meta:paragraph-count="4135" meta:word-count="103533" meta:character-count="64710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